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52cm" draw:fill="none" draw:fill-color="#cfe7f5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fill-color="#cfe7f5" draw:textarea-vertical-align="middl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ff0000" draw:marker-end="Arrow" draw:marker-end-width="0.152cm" draw:fill="none" draw:fill-color="#cfe7f5" draw:textarea-vertical-align="middle"/>
    </style:style>
    <style:style style:name="gr8" style:family="graphic" style:parent-style-name="objectwithoutfill">
      <style:graphic-properties svg:stroke-color="#0000ff" draw:marker-end="Arrow" draw:marker-end-width="0.152cm" draw:fill="none" draw:fill-color="#cfe7f5" draw:textarea-vertical-align="middle"/>
    </style:style>
    <style:style style:name="gr9" style:family="graphic" style:parent-style-name="standard">
      <style:graphic-properties svg:stroke-color="#00ae00" draw:fill="none" draw:fill-color="#cfe7f5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152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258cm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gr14" style:family="graphic" style:parent-style-name="objectwithoutfill">
      <style:graphic-properties svg:stroke-width="0.051cm" draw:marker-start-width="0.276cm" draw:marker-end-width="0.276cm" draw:fill="none" draw:fill-color="#cfe7f5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color="#0000ff" draw:fill="none" draw:fill-color="#cfe7f5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381cm"/>
    </style:style>
    <style:style style:name="gr1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svg:stroke-color="#0047ff" draw:fill="none" draw:fill-color="#cfe7f5"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152cm" draw:fill="none" draw:fill-color="#cfe7f5" draw:textarea-vertical-align="middle"/>
    </style:style>
    <style:style style:name="gr21" style:family="graphic" style:parent-style-name="objectwithoutfill">
      <style:graphic-properties draw:marker-start="Arrow" draw:marker-end="" draw:fill="none" draw:fill-color="#cfe7f5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269cm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svg:stroke-color="#dd4814" draw:fill="none" draw:fill-color="#cfe7f5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1.147cm"/>
    </style:style>
    <style:style style:name="gr26" style:family="graphic" style:parent-style-name="objectwithoutfill">
      <style:graphic-properties svg:stroke-width="0cm" draw:marker-start-width="0.2cm" draw:marker-end-width="0.2cm" draw:fill="none" draw:fill-color="#cfe7f5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solid" svg:stroke-color="#000000" draw:fill="none" draw:fill-color="#ffffff" fo:min-height="8.386cm"/>
    </style:style>
    <style:style style:name="gr28" style:family="graphic" style:parent-style-name="objectwithoutfill">
      <style:graphic-properties draw:marker-end="" draw:marker-end-width="0.152cm" draw:fill="none" draw:fill-color="#cfe7f5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0000ff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color="#ff0000" style:font-name="Arial" fo:font-size="6pt" style:font-size-asian="6pt" style:font-size-complex="6pt"/>
    </style:style>
    <style:style style:name="P6" style:family="paragraph">
      <style:paragraph-properties fo:text-align="center"/>
      <style:text-properties style:font-name="Arial"/>
    </style:style>
    <style:style style:name="P7" style:family="paragraph">
      <style:paragraph-properties fo:text-align="center"/>
      <style:text-properties style:font-name="Arial" fo:font-size="12pt" style:font-size-asian="12pt" style:font-size-complex="12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style:font-name="Arial" fo:font-size="8pt" style:font-size-asian="8pt" style:font-size-complex="8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style:text-properties fo:color="#0000ff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style:text-properties style:font-name="Arial" fo:font-size="12pt" style:font-size-asian="12pt" style:font-size-complex="12pt"/>
    </style:style>
    <style:style style:name="P17" style:family="paragraph">
      <style:text-properties style:font-name="Arial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0000" style:font-name="Arial" fo:font-size="6pt" style:font-size-asian="6pt" style:font-size-complex="6pt"/>
    </style:style>
    <style:style style:name="T5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fo:color="#0000ff"/>
    </style:style>
    <style:style style:name="T11" style:family="text">
      <style:text-properties fo:color="#000000" style:text-line-through-style="none" style:text-line-through-type="none" style:font-name="Arial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000000" style:text-line-through-style="none" style:text-line-through-type="none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0000"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905cm" svg:x="3.18cm" svg:y="13.011cm">
          <text:p text:style-name="P1"><text:span text:style-name="T1">Multiply</text:span></text:p>
          <text:p text:style-name="P1"><text:span text:style-name="T1">(shift_add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51cm" svg:y1="13.43cm" svg:x2="3.219cm" svg:y2="13.43cm">
          <text:p/>
        </draw:line>
        <draw:frame draw:style-name="gr3" draw:text-style-name="P3" draw:layer="layout" svg:width="3.72cm" svg:height="0.762cm" svg:x="0.709cm" svg:y="12.811cm">
          <draw:text-box>
            <text:p><text:span text:style-name="T2">Y2R_00[11:0]</text:span></text:p>
          </draw:text-box>
        </draw:frame>
        <draw:line draw:style-name="gr2" draw:text-style-name="P1" draw:layer="layout" svg:x1="1.651cm" svg:y1="14.03cm" svg:x2="3.219cm" svg:y2="14.03cm">
          <text:p/>
        </draw:line>
        <draw:frame draw:style-name="gr3" draw:text-style-name="P3" draw:layer="layout" svg:width="2.032cm" svg:height="0.762cm" svg:x="1.344cm" svg:y="13.495cm">
          <draw:text-box>
            <text:p><text:span text:style-name="T2">Y[7:0]</text:span></text:p>
          </draw:text-box>
        </draw:frame>
        <draw:line draw:style-name="gr2" draw:text-style-name="P1" draw:layer="layout" svg:x1="5.751cm" svg:y1="14.03cm" svg:x2="7.555cm" svg:y2="14.03cm">
          <text:p/>
        </draw:line>
        <draw:frame draw:style-name="gr3" draw:text-style-name="P3" draw:layer="layout" svg:width="2.032cm" svg:height="0.762cm" svg:x="5.544cm" svg:y="13.195cm">
          <draw:text-box>
            <text:p><text:span text:style-name="T2">Qy[19:0]</text:span></text:p>
          </draw:text-box>
        </draw:frame>
        <draw:custom-shape draw:style-name="gr1" draw:text-style-name="P2" draw:layer="layout" svg:width="2.54cm" svg:height="1.905cm" svg:x="3.18cm" svg:y="15.412cm">
          <text:p text:style-name="P1"><text:span text:style-name="T1">Multiply</text:span></text:p>
          <text:p text:style-name="P1"><text:span text:style-name="T1">(shift_add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51cm" svg:y1="15.831cm" svg:x2="3.219cm" svg:y2="15.831cm">
          <text:p/>
        </draw:line>
        <draw:line draw:style-name="gr2" draw:text-style-name="P1" draw:layer="layout" svg:x1="1.651cm" svg:y1="16.431cm" svg:x2="3.219cm" svg:y2="16.431cm">
          <text:p/>
        </draw:line>
        <draw:frame draw:style-name="gr3" draw:text-style-name="P3" draw:layer="layout" svg:width="2.032cm" svg:height="0.762cm" svg:x="1.344cm" svg:y="15.896cm">
          <draw:text-box>
            <text:p><text:span text:style-name="T2">Pb[7:0]</text:span></text:p>
          </draw:text-box>
        </draw:frame>
        <draw:line draw:style-name="gr2" draw:text-style-name="P1" draw:layer="layout" svg:x1="5.751cm" svg:y1="16.431cm" svg:x2="8.381cm" svg:y2="16.429cm">
          <text:p/>
        </draw:line>
        <draw:frame draw:style-name="gr3" draw:text-style-name="P3" draw:layer="layout" svg:width="2.084cm" svg:height="0.762cm" svg:x="5.544cm" svg:y="15.796cm">
          <draw:text-box>
            <text:p><text:span text:style-name="T2">Qpb[19:0]</text:span></text:p>
          </draw:text-box>
        </draw:frame>
        <draw:custom-shape draw:style-name="gr1" draw:text-style-name="P2" draw:layer="layout" svg:width="2.54cm" svg:height="1.905cm" svg:x="3.18cm" svg:y="17.713cm">
          <text:p text:style-name="P1"><text:span text:style-name="T1">Multiply</text:span></text:p>
          <text:p text:style-name="P1"><text:span text:style-name="T1">(shift_add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51cm" svg:y1="18.132cm" svg:x2="3.219cm" svg:y2="18.132cm">
          <text:p/>
        </draw:line>
        <draw:line draw:style-name="gr2" draw:text-style-name="P1" draw:layer="layout" svg:x1="1.651cm" svg:y1="18.732cm" svg:x2="3.219cm" svg:y2="18.732cm">
          <text:p/>
        </draw:line>
        <draw:frame draw:style-name="gr3" draw:text-style-name="P3" draw:layer="layout" svg:width="2.032cm" svg:height="0.762cm" svg:x="1.344cm" svg:y="18.197cm">
          <draw:text-box>
            <text:p><text:span text:style-name="T2">Pr[7:0]</text:span></text:p>
          </draw:text-box>
        </draw:frame>
        <draw:line draw:style-name="gr2" draw:text-style-name="P1" draw:layer="layout" svg:x1="5.751cm" svg:y1="18.732cm" svg:x2="8.382cm" svg:y2="18.738cm">
          <text:p/>
        </draw:line>
        <draw:frame draw:style-name="gr3" draw:text-style-name="P3" draw:layer="layout" svg:width="2.032cm" svg:height="0.762cm" svg:x="5.544cm" svg:y="17.897cm">
          <draw:text-box>
            <text:p><text:span text:style-name="T2">Qpr[19:0]</text:span></text:p>
          </draw:text-box>
        </draw:frame>
        <draw:custom-shape draw:style-name="gr4" draw:text-style-name="P2" draw:layer="layout" svg:width="2.54cm" svg:height="2.17cm" svg:x="8.381cm" svg:y="15.213cm">
          <text:p text:style-name="P1"><text:span text:style-name="T1">Add/Sub</text:span></text:p>
          <text:p text:style-name="P1"><text:span text:style-name="T1">(1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555cm" svg:y1="13.981cm" svg:x2="7.555cm" svg:y2="15.886cm">
          <text:p/>
        </draw:line>
        <draw:line draw:style-name="gr2" draw:text-style-name="P1" draw:layer="layout" svg:x1="7.552cm" svg:y1="15.906cm" svg:x2="8.42cm" svg:y2="15.906cm">
          <text:p/>
        </draw:line>
        <draw:line draw:style-name="gr2" draw:text-style-name="P1" draw:layer="layout" svg:x1="7.553cm" svg:y1="17.282cm" svg:x2="8.421cm" svg:y2="17.282cm">
          <text:p/>
        </draw:line>
        <draw:line draw:style-name="gr2" draw:text-style-name="P1" draw:layer="layout" svg:x1="9.681cm" svg:y1="17.421cm" svg:x2="9.694cm" svg:y2="18.425cm">
          <text:p/>
        </draw:line>
        <draw:frame draw:style-name="gr3" draw:text-style-name="P3" draw:layer="layout" svg:width="2.459cm" svg:height="0.762cm" svg:x="6.08cm" svg:y="16.696cm">
          <draw:text-box>
            <text:p><text:span text:style-name="T2">Add/sub[10]</text:span></text:p>
          </draw:text-box>
        </draw:frame>
        <draw:custom-shape draw:style-name="gr4" draw:text-style-name="P2" draw:layer="layout" svg:width="2.54cm" svg:height="1.905cm" svg:x="8.382cm" svg:y="18.415cm">
          <text:p text:style-name="P1"><text:span text:style-name="T1">Add/Sub</text:span></text:p>
          <text:p text:style-name="P1"><text:span text:style-name="T1">(2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53cm" svg:y1="19.782cm" svg:x2="8.421cm" svg:y2="19.782cm">
          <text:p/>
        </draw:line>
        <draw:frame draw:style-name="gr3" draw:text-style-name="P3" draw:layer="layout" svg:width="2.421cm" svg:height="0.762cm" svg:x="6.207cm" svg:y="19.196cm">
          <draw:text-box>
            <text:p><text:span text:style-name="T2">Add/sub[9]</text:span></text:p>
          </draw:text-box>
        </draw:frame>
        <draw:frame draw:style-name="gr3" draw:text-style-name="P3" draw:layer="layout" svg:width="2.783cm" svg:height="0.762cm" svg:x="9.544cm" svg:y="17.396cm">
          <draw:text-box>
            <text:p><text:span text:style-name="T2">QY-pb[20:0]</text:span></text:p>
          </draw:text-box>
        </draw:frame>
        <draw:frame draw:style-name="gr3" draw:text-style-name="P3" draw:layer="layout" svg:width="2.499cm" svg:height="0.762cm" svg:x="11.668cm" svg:y="15.351cm">
          <draw:text-box>
            <text:p><text:span text:style-name="T2">R_t[21:0]</text:span></text:p>
          </draw:text-box>
        </draw:frame>
        <draw:custom-shape draw:style-name="gr6" draw:text-style-name="P2" draw:layer="layout" svg:width="2.54cm" svg:height="2.17cm" svg:x="13.982cm" svg:y="15.614cm">
          <text:p text:style-name="P1"><text:span text:style-name="T1">Scale/</text:span></text:p>
          <text:p text:style-name="P1"><text:span text:style-name="T1">complemen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03cm" svg:y1="15.859cm" svg:x2="12.076cm" svg:y2="22.091cm">
          <text:p/>
        </draw:line>
        <draw:line draw:style-name="gr2" draw:text-style-name="P1" draw:layer="layout" svg:x1="12.053cm" svg:y1="15.874cm" svg:x2="13.954cm" svg:y2="15.859cm">
          <text:p/>
        </draw:line>
        <draw:frame draw:style-name="gr3" draw:text-style-name="P3" draw:layer="layout" svg:width="2.54cm" svg:height="0.762cm" svg:x="11.922cm" svg:y="16.113cm">
          <draw:text-box>
            <text:p><text:span text:style-name="T2">N_num[7:0]</text:span></text:p>
          </draw:text-box>
        </draw:frame>
        <draw:line draw:style-name="gr7" draw:text-style-name="P1" draw:layer="layout" svg:x1="12.523cm" svg:y1="16.844cm" svg:x2="13.955cm" svg:y2="16.829cm">
          <text:p/>
        </draw:line>
        <draw:frame draw:style-name="gr3" draw:text-style-name="P3" draw:layer="layout" svg:width="3.112cm" svg:height="0.762cm" svg:x="11.944cm" svg:y="16.996cm">
          <draw:text-box>
            <text:p><text:span text:style-name="T2">Shift_num[4:0]</text:span></text:p>
          </draw:text-box>
        </draw:frame>
        <draw:line draw:style-name="gr8" draw:text-style-name="P1" draw:layer="layout" svg:x1="12.524cm" svg:y1="17.614cm" svg:x2="13.956cm" svg:y2="17.599cm">
          <text:p/>
        </draw:line>
        <draw:line draw:style-name="gr2" draw:text-style-name="P1" draw:layer="layout" svg:x1="16.554cm" svg:y1="16.644cm" svg:x2="17.891cm" svg:y2="16.621cm">
          <text:p/>
        </draw:line>
        <draw:frame draw:style-name="gr3" draw:text-style-name="P3" draw:layer="layout" svg:width="1.446cm" svg:height="0.762cm" svg:x="16.745cm" svg:y="15.996cm">
          <draw:text-box>
            <text:p><text:span text:style-name="T2">R[7:0]</text:span></text:p>
          </draw:text-box>
        </draw:frame>
        <draw:frame draw:style-name="gr3" draw:text-style-name="P3" draw:layer="layout" svg:width="2.54cm" svg:height="0.762cm" svg:x="1.508cm" svg:y="24.664cm">
          <draw:text-box>
            <text:p><text:span text:style-name="T2">N_num[7:0]</text:span></text:p>
          </draw:text-box>
        </draw:frame>
        <draw:line draw:style-name="gr7" draw:text-style-name="P1" draw:layer="layout" svg:x1="2.109cm" svg:y1="25.395cm" svg:x2="3.541cm" svg:y2="25.38cm">
          <text:p/>
        </draw:line>
        <draw:line draw:style-name="gr8" draw:text-style-name="P1" draw:layer="layout" svg:x1="2.11cm" svg:y1="26.165cm" svg:x2="3.542cm" svg:y2="26.15cm">
          <text:p/>
        </draw:line>
        <draw:custom-shape draw:style-name="gr9" draw:text-style-name="P1" draw:layer="layout" svg:width="14.986cm" svg:height="14.351cm" svg:x="2.778cm" svg:y="12.4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112cm" svg:height="0.762cm" svg:x="1.721cm" svg:y="25.511cm">
          <draw:text-box>
            <text:p><text:span text:style-name="T2">Shift_num[4:0]</text:span></text:p>
          </draw:text-box>
        </draw:frame>
        <draw:frame draw:style-name="gr3" draw:text-style-name="P4" draw:layer="layout" svg:width="3.112cm" svg:height="0.762cm" svg:x="14.525cm" svg:y="25.765cm">
          <draw:text-box>
            <text:p><text:span text:style-name="T3">Y2R_block</text:span></text:p>
          </draw:text-box>
        </draw:frame>
        <draw:line draw:style-name="gr2" draw:text-style-name="P1" draw:layer="layout" svg:x1="1.739cm" svg:y1="24.5cm" svg:x2="4.282cm" svg:y2="24.49cm">
          <text:p/>
        </draw:line>
        <draw:frame draw:style-name="gr3" draw:text-style-name="P3" draw:layer="layout" svg:width="3.153cm" svg:height="0.762cm" svg:x="1.53cm" svg:y="23.914cm">
          <draw:text-box>
            <text:p><text:span text:style-name="T2">Add/sub{10,9,8}</text:span></text:p>
          </draw:text-box>
        </draw:frame>
        <draw:line draw:style-name="gr10" draw:text-style-name="P1" draw:layer="layout" svg:x1="15.224cm" svg:y1="22.971cm" svg:x2="15.224cm" svg:y2="17.764cm">
          <text:p/>
        </draw:line>
        <draw:line draw:style-name="gr11" draw:text-style-name="P1" draw:layer="layout" svg:x1="10.906cm" svg:y1="22.99cm" svg:x2="15.224cm" svg:y2="22.99cm">
          <text:p/>
        </draw:line>
        <draw:frame draw:style-name="gr3" draw:text-style-name="P3" draw:layer="layout" svg:width="2.499cm" svg:height="0.762cm" svg:x="10.945cm" svg:y="22.496cm">
          <draw:text-box>
            <text:p><text:span text:style-name="T2">sign_bit</text:span></text:p>
          </draw:text-box>
        </draw:frame>
        <draw:line draw:style-name="gr2" draw:text-style-name="P1" draw:layer="layout" svg:x1="9.052cm" svg:y1="17.422cm" svg:x2="9.065cm" svg:y2="18.426cm">
          <text:p/>
        </draw:line>
        <draw:frame draw:style-name="gr3" draw:text-style-name="P3" draw:layer="layout" svg:width="1.943cm" svg:height="0.762cm" svg:x="7.604cm" svg:y="17.41cm">
          <draw:text-box>
            <text:p><text:span text:style-name="T2">sign_bit</text:span></text:p>
          </draw:text-box>
        </draw:frame>
        <draw:frame draw:style-name="gr3" draw:text-style-name="P3" draw:layer="layout" svg:width="3.72cm" svg:height="0.762cm" svg:x="0.709cm" svg:y="15.211cm">
          <draw:text-box>
            <text:p><text:span text:style-name="T2">Y2R_01[11:0]</text:span></text:p>
          </draw:text-box>
        </draw:frame>
        <draw:frame draw:style-name="gr3" draw:text-style-name="P3" draw:layer="layout" svg:width="3.72cm" svg:height="0.762cm" svg:x="0.709cm" svg:y="17.511cm">
          <draw:text-box>
            <text:p><text:span text:style-name="T2">Y2R_02[11:0]</text:span></text:p>
          </draw:text-box>
        </draw:frame>
        <draw:frame draw:style-name="gr12" draw:text-style-name="P5" draw:layer="layout" svg:width="2.54cm" svg:height="0.508cm" svg:x="5.826cm" svg:y="14.081cm">
          <draw:text-box>
            <text:p><text:span text:style-name="T4">255*4096 = hF_F000 </text:span></text:p>
          </draw:text-box>
        </draw:frame>
        <draw:frame draw:style-name="gr12" draw:text-style-name="P5" draw:layer="layout" svg:width="2.54cm" svg:height="0.508cm" svg:x="10.526cm" svg:y="17.781cm">
          <draw:text-box>
            <text:p><text:span text:style-name="T4">'h1F_E000 </text:span></text:p>
          </draw:text-box>
        </draw:frame>
        <draw:frame draw:style-name="gr12" draw:text-style-name="P5" draw:layer="layout" svg:width="2.54cm" svg:height="0.508cm" svg:x="10.126cm" svg:y="20.781cm">
          <draw:text-box>
            <text:p><text:span text:style-name="T4">'h2F_D000 </text:span></text:p>
          </draw:text-box>
        </draw:frame>
        <draw:frame draw:style-name="gr13" draw:text-style-name="P3" draw:layer="layout" svg:width="3.048cm" svg:height="0.758cm" svg:x="1.381cm" svg:y="21.321cm">
          <draw:text-box>
            <text:p><text:span text:style-name="T2">Y2R_</text:span><text:span text:style-name="T5">*4</text:span><text:span text:style-name="T2">[19:0]</text:span></text:p>
          </draw:text-box>
        </draw:frame>
        <draw:custom-shape draw:style-name="gr4" draw:text-style-name="P2" draw:layer="layout" svg:width="2.54cm" svg:height="1.905cm" svg:x="8.383cm" svg:y="21.317cm">
          <text:p text:style-name="P1"><text:span text:style-name="T1">Add/Sub</text:span></text:p>
          <text:p text:style-name="P1"><text:span text:style-name="T1">(3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4cm" svg:y1="21.972cm" svg:x2="8.366cm" svg:y2="21.955cm">
          <text:p/>
        </draw:line>
        <draw:line draw:style-name="gr2" draw:text-style-name="P1" draw:layer="layout" svg:x1="7.554cm" svg:y1="23.082cm" svg:x2="8.422cm" svg:y2="23.082cm">
          <text:p/>
        </draw:line>
        <draw:frame draw:style-name="gr3" draw:text-style-name="P3" draw:layer="layout" svg:width="2.421cm" svg:height="0.762cm" svg:x="6.208cm" svg:y="22.496cm">
          <draw:text-box>
            <text:p><text:span text:style-name="T2">Add/sub[8]</text:span></text:p>
          </draw:text-box>
        </draw:frame>
        <draw:line draw:style-name="gr2" draw:text-style-name="P1" draw:layer="layout" svg:x1="9.023cm" svg:y1="20.323cm" svg:x2="9.036cm" svg:y2="21.327cm">
          <text:p/>
        </draw:line>
        <draw:frame draw:style-name="gr3" draw:text-style-name="P3" draw:layer="layout" svg:width="1.943cm" svg:height="0.762cm" svg:x="7.505cm" svg:y="20.41cm">
          <draw:text-box>
            <text:p><text:span text:style-name="T2">sign_bit</text:span></text:p>
          </draw:text-box>
        </draw:frame>
        <draw:line draw:style-name="gr2" draw:text-style-name="P1" draw:layer="layout" svg:x1="9.652cm" svg:y1="20.322cm" svg:x2="9.665cm" svg:y2="21.326cm">
          <text:p/>
        </draw:line>
        <draw:frame draw:style-name="gr3" draw:text-style-name="P3" draw:layer="layout" svg:width="2.783cm" svg:height="0.762cm" svg:x="9.545cm" svg:y="20.396cm">
          <draw:text-box>
            <text:p><text:span text:style-name="T2">Q[21:0]</text:span></text:p>
          </draw:text-box>
        </draw:frame>
        <draw:line draw:style-name="gr11" draw:text-style-name="P1" draw:layer="layout" svg:x1="10.907cm" svg:y1="22.091cm" svg:x2="12.209cm" svg:y2="22.091cm">
          <text:p/>
        </draw:line>
        <draw:custom-shape draw:style-name="gr1" draw:text-style-name="P7" draw:layer="layout" svg:width="2.667cm" svg:height="3.86cm" svg:x="4.737cm" svg:y="5.522cm">
          <text:p text:style-name="P6"><text:span text:style-name="T6">Param</text:span></text:p>
          <text:p text:style-name="P6"><text:span text:style-name="T6">controler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778cm" svg:y1="9.763cm" svg:x2="5.424cm" svg:y2="9.763cm">
          <text:p/>
        </draw:line>
        <draw:frame draw:style-name="gr13" draw:text-style-name="P3" draw:layer="layout" svg:width="1.497cm" svg:height="0.758cm" svg:x="2.297cm" svg:y="9.159cm">
          <draw:text-box>
            <text:p><text:span text:style-name="T2">clock</text:span></text:p>
          </draw:text-box>
        </draw:frame>
        <draw:line draw:style-name="gr2" draw:text-style-name="P1" draw:layer="layout" svg:x1="2.651cm" svg:y1="5.994cm" svg:x2="4.683cm" svg:y2="5.994cm">
          <text:p/>
        </draw:line>
        <draw:frame draw:style-name="gr13" draw:text-style-name="P3" draw:layer="layout" svg:width="3.048cm" svg:height="0.758cm" svg:x="1.881cm" svg:y="5.159cm">
          <draw:text-box>
            <text:p><text:span text:style-name="T2">Y2R_??[11:0]</text:span></text:p>
          </draw:text-box>
        </draw:frame>
        <draw:line draw:style-name="gr2" draw:text-style-name="P1" draw:layer="layout" svg:x1="7.451cm" svg:y1="7.694cm" svg:x2="9.483cm" svg:y2="7.694cm">
          <text:p/>
        </draw:line>
        <draw:frame draw:style-name="gr13" draw:text-style-name="P3" draw:layer="layout" svg:width="3.074cm" svg:height="0.758cm" svg:x="7.197cm" svg:y="3.459cm">
          <draw:text-box>
            <text:p><text:span text:style-name="T2">Add/sub[11:0]</text:span></text:p>
          </draw:text-box>
        </draw:frame>
        <draw:line draw:style-name="gr2" draw:text-style-name="P1" draw:layer="layout" svg:x1="7.352cm" svg:y1="3.994cm" svg:x2="9.509cm" svg:y2="4.017cm">
          <text:p/>
        </draw:line>
        <draw:frame draw:style-name="gr13" draw:text-style-name="P3" draw:layer="layout" svg:width="2.946cm" svg:height="0.758cm" svg:x="7.098cm" svg:y="7.059cm">
          <draw:text-box>
            <text:p><text:span text:style-name="T2">Shift_num[4:0]</text:span></text:p>
          </draw:text-box>
        </draw:frame>
        <draw:line draw:style-name="gr2" draw:text-style-name="P1" draw:layer="layout" svg:x1="7.453cm" svg:y1="6.094cm" svg:x2="9.485cm" svg:y2="6.094cm">
          <text:p/>
        </draw:line>
        <draw:frame draw:style-name="gr13" draw:text-style-name="P3" draw:layer="layout" svg:width="2.647cm" svg:height="0.758cm" svg:x="7.199cm" svg:y="5.459cm">
          <draw:text-box>
            <text:p><text:span text:style-name="T2">Param_t</text:span></text:p>
          </draw:text-box>
        </draw:frame>
        <draw:custom-shape draw:style-name="gr4" draw:text-style-name="P2" draw:layer="layout" svg:width="3.542cm" svg:height="1.655cm" svg:x="11.739cm" svg:y="2.524cm">
          <text:p text:style-name="P1"><text:span text:style-name="T1">Y2R_b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42cm" svg:height="1.667cm" svg:x="11.74cm" svg:y="4.925cm">
          <text:p text:style-name="P1"><text:span text:style-name="T1">Y2G_b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42cm" svg:height="1.706cm" svg:x="11.741cm" svg:y="7.426cm">
          <text:p text:style-name="P1"><text:span text:style-name="T1">Y2B_block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51cm" svg:y1="2.694cm" svg:x2="9.509cm" svg:y2="2.651cm">
          <text:p/>
        </draw:line>
        <draw:frame draw:style-name="gr13" draw:text-style-name="P3" draw:layer="layout" svg:width="2.694cm" svg:height="0.758cm" svg:x="2.497cm" svg:y="2.059cm">
          <draw:text-box>
            <text:p><text:span text:style-name="T2">YPbPr [7:0]</text:span></text:p>
          </draw:text-box>
        </draw:frame>
        <draw:line draw:style-name="gr2" draw:text-style-name="P1" draw:layer="layout" svg:x1="9.509cm" svg:y1="3.29cm" svg:x2="11.668cm" svg:y2="3.29cm">
          <text:p/>
        </draw:line>
        <draw:line draw:style-name="gr14" draw:text-style-name="P1" draw:layer="layout" svg:x1="9.509cm" svg:y1="2.651cm" svg:x2="9.509cm" svg:y2="10.652cm">
          <text:p/>
        </draw:line>
        <draw:line draw:style-name="gr2" draw:text-style-name="P1" draw:layer="layout" svg:x1="9.51cm" svg:y1="5.866cm" svg:x2="11.669cm" svg:y2="5.866cm">
          <text:p/>
        </draw:line>
        <draw:line draw:style-name="gr2" draw:text-style-name="P1" draw:layer="layout" svg:x1="9.511cm" svg:y1="8.442cm" svg:x2="11.67cm" svg:y2="8.442cm">
          <text:p/>
        </draw:line>
        <draw:frame draw:style-name="gr13" draw:text-style-name="P3" draw:layer="layout" svg:width="1.682cm" svg:height="0.758cm" svg:x="17.897cm" svg:y="2.659cm">
          <draw:text-box>
            <text:p><text:span text:style-name="T2">R[7:0]</text:span></text:p>
          </draw:text-box>
        </draw:frame>
        <draw:line draw:style-name="gr2" draw:text-style-name="P1" draw:layer="layout" svg:x1="18.026cm" svg:y1="3.397cm" svg:x2="19.652cm" svg:y2="3.39cm">
          <text:p/>
        </draw:line>
        <draw:custom-shape draw:style-name="gr15" draw:text-style-name="P1" draw:layer="layout" svg:width="15.621cm" svg:height="9.521cm" svg:x="3.667cm" svg:y="1.63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032cm" svg:y1="6.211cm" svg:x2="3.413cm" svg:y2="5.83cm">
          <text:p/>
        </draw:line>
        <draw:frame draw:style-name="gr16" draw:text-style-name="P8" draw:layer="layout" svg:width="1.016cm" svg:height="0.631cm" svg:x="2.27cm" svg:y="5.957cm">
          <draw:text-box>
            <text:p><text:span text:style-name="T7">9</text:span></text:p>
          </draw:text-box>
        </draw:frame>
        <draw:line draw:style-name="gr2" draw:text-style-name="P1" draw:layer="layout" svg:x1="7.452cm" svg:y1="8.47cm" svg:x2="9.484cm" svg:y2="8.47cm">
          <text:p/>
        </draw:line>
        <draw:frame draw:style-name="gr13" draw:text-style-name="P3" draw:layer="layout" svg:width="2.184cm" svg:height="0.758cm" svg:x="7.198cm" svg:y="7.859cm">
          <draw:text-box>
            <text:p><text:span text:style-name="T2">round[7:0]</text:span></text:p>
          </draw:text-box>
        </draw:frame>
        <draw:custom-shape draw:style-name="gr1" draw:text-style-name="P2" draw:layer="layout" svg:width="2.54cm" svg:height="2.917cm" svg:x="4.81cm" svg:y="2.02cm">
          <text:p text:style-name="P1"><text:span text:style-name="T1">Sync/</text:span></text:p>
          <text:p text:style-name="P1"><text:span text:style-name="T1">Sign_ctr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851cm" svg:y1="3.794cm" svg:x2="4.883cm" svg:y2="3.794cm">
          <text:p/>
        </draw:line>
        <draw:frame draw:style-name="gr13" draw:text-style-name="P3" draw:layer="layout" svg:width="2.159cm" svg:height="0.758cm" svg:x="2.397cm" svg:y="3.159cm">
          <draw:text-box>
            <text:p><text:span text:style-name="T2">Mode[2:0]</text:span></text:p>
          </draw:text-box>
        </draw:frame>
        <draw:custom-shape draw:style-name="gr6" draw:text-style-name="P9" draw:layer="layout" svg:width="1.778cm" svg:height="1.49cm" svg:x="16.275cm" svg:y="2.631cm">
          <text:p text:style-name="P1"><text:span text:style-name="T2">Offset &amp;</text:span></text:p>
          <text:p text:style-name="P1"><text:span text:style-name="T2">Thres-hol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327cm" svg:y1="3.371cm" svg:x2="16.206cm" svg:y2="3.364cm">
          <text:p/>
        </draw:line>
        <draw:frame draw:style-name="gr13" draw:text-style-name="P3" draw:layer="layout" svg:width="1.682cm" svg:height="0.758cm" svg:x="17.898cm" svg:y="5.06cm">
          <draw:text-box>
            <text:p><text:span text:style-name="T2">G[7:0]</text:span></text:p>
          </draw:text-box>
        </draw:frame>
        <draw:line draw:style-name="gr2" draw:text-style-name="P1" draw:layer="layout" svg:x1="18.027cm" svg:y1="5.798cm" svg:x2="19.653cm" svg:y2="5.791cm">
          <text:p/>
        </draw:line>
        <draw:custom-shape draw:style-name="gr6" draw:text-style-name="P9" draw:layer="layout" svg:width="1.778cm" svg:height="1.49cm" svg:x="16.276cm" svg:y="5.032cm">
          <text:p text:style-name="P1"><text:span text:style-name="T2">Offset &amp;</text:span></text:p>
          <text:p text:style-name="P1"><text:span text:style-name="T2">Thres-hol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328cm" svg:y1="5.772cm" svg:x2="16.207cm" svg:y2="5.765cm">
          <text:p/>
        </draw:line>
        <draw:frame draw:style-name="gr13" draw:text-style-name="P3" draw:layer="layout" svg:width="1.682cm" svg:height="0.758cm" svg:x="17.899cm" svg:y="7.661cm">
          <draw:text-box>
            <text:p><text:span text:style-name="T2">B[7:0]</text:span></text:p>
          </draw:text-box>
        </draw:frame>
        <draw:line draw:style-name="gr2" draw:text-style-name="P1" draw:layer="layout" svg:x1="18.028cm" svg:y1="8.399cm" svg:x2="19.654cm" svg:y2="8.392cm">
          <text:p/>
        </draw:line>
        <draw:custom-shape draw:style-name="gr6" draw:text-style-name="P9" draw:layer="layout" svg:width="1.778cm" svg:height="1.49cm" svg:x="16.277cm" svg:y="7.633cm">
          <text:p text:style-name="P1"><text:span text:style-name="T2">Offset &amp;</text:span></text:p>
          <text:p text:style-name="P1"><text:span text:style-name="T2">Thres-hol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329cm" svg:y1="8.373cm" svg:x2="16.208cm" svg:y2="8.366cm">
          <text:p/>
        </draw:line>
        <draw:frame draw:style-name="gr13" draw:text-style-name="P3" draw:layer="layout" svg:width="1.682cm" svg:height="0.758cm" svg:x="14.997cm" svg:y="2.759cm">
          <draw:text-box>
            <text:p><text:span text:style-name="T2">[7:0]</text:span></text:p>
          </draw:text-box>
        </draw:frame>
        <draw:frame draw:style-name="gr13" draw:text-style-name="P3" draw:layer="layout" svg:width="1.682cm" svg:height="0.758cm" svg:x="15.097cm" svg:y="5.159cm">
          <draw:text-box>
            <text:p><text:span text:style-name="T2">[7:0]</text:span></text:p>
          </draw:text-box>
        </draw:frame>
        <draw:frame draw:style-name="gr13" draw:text-style-name="P3" draw:layer="layout" svg:width="1.682cm" svg:height="0.758cm" svg:x="15.097cm" svg:y="7.659cm">
          <draw:text-box>
            <text:p><text:span text:style-name="T2">[7:0]</text:span></text:p>
          </draw:text-box>
        </draw:frame>
        <draw:frame draw:style-name="gr13" draw:text-style-name="P3" draw:layer="layout" svg:width="2.311cm" svg:height="0.758cm" svg:x="7.198cm" svg:y="4.186cm">
          <draw:text-box>
            <text:p><text:span text:style-name="T2">Thresh[7:0]</text:span></text:p>
          </draw:text-box>
        </draw:frame>
        <draw:line draw:style-name="gr2" draw:text-style-name="P1" draw:layer="layout" svg:x1="7.353cm" svg:y1="4.721cm" svg:x2="9.509cm" svg:y2="4.721cm">
          <text:p/>
        </draw:line>
        <draw:line draw:style-name="gr17" draw:text-style-name="P1" draw:layer="layout" svg:x1="9.509cm" svg:y1="10.644cm" svg:x2="17.637cm" svg:y2="10.644cm">
          <text:p/>
        </draw:line>
        <draw:line draw:style-name="gr10" draw:text-style-name="P1" draw:layer="layout" svg:x1="17.455cm" svg:y1="10.644cm" svg:x2="17.448cm" svg:y2="9.128cm">
          <text:p/>
        </draw:line>
        <draw:frame draw:style-name="gr13" draw:text-style-name="P3" draw:layer="layout" svg:width="2.311cm" svg:height="0.758cm" svg:x="17.197cm" svg:y="9.982cm">
          <draw:text-box>
            <text:p><text:span text:style-name="T2">Thresh[7:0]</text:span></text:p>
          </draw:text-box>
        </draw:frame>
        <draw:line draw:style-name="gr10" draw:text-style-name="P1" draw:layer="layout" svg:x1="17.423cm" svg:y1="7.545cm" svg:x2="17.423cm" svg:y2="6.529cm">
          <text:p/>
        </draw:line>
        <draw:line draw:style-name="gr10" draw:text-style-name="P1" draw:layer="layout" svg:x1="16.698cm" svg:y1="5.046cm" svg:x2="16.698cm" svg:y2="4.03cm">
          <text:p/>
        </draw:line>
        <draw:line draw:style-name="gr5" draw:text-style-name="P1" draw:layer="layout" svg:x1="10.834cm" svg:y1="6.013cm" svg:x2="11.215cm" svg:y2="5.632cm">
          <text:p/>
        </draw:line>
        <draw:line draw:style-name="gr5" draw:text-style-name="P1" draw:layer="layout" svg:x1="10.836cm" svg:y1="3.515cm" svg:x2="11.217cm" svg:y2="3.134cm">
          <text:p/>
        </draw:line>
        <draw:line draw:style-name="gr5" draw:text-style-name="P1" draw:layer="layout" svg:x1="10.838cm" svg:y1="8.617cm" svg:x2="11.219cm" svg:y2="8.236cm">
          <text:p/>
        </draw:line>
        <draw:frame draw:style-name="gr13" draw:text-style-name="P3" draw:layer="layout" svg:width="3.201cm" svg:height="0.758cm" svg:x="7.197cm" svg:y="2.059cm">
          <draw:text-box>
            <text:p><text:span text:style-name="T2">un_YPbPr [7:0]</text:span></text:p>
          </draw:text-box>
        </draw:frame>
        <draw:line draw:style-name="gr2" draw:text-style-name="P1" draw:layer="layout" svg:x1="2.652cm" svg:y1="8.294cm" svg:x2="4.684cm" svg:y2="8.294cm">
          <text:p/>
        </draw:line>
        <draw:frame draw:style-name="gr13" draw:text-style-name="P3" draw:layer="layout" svg:width="2.54cm" svg:height="0.758cm" svg:x="2.071cm" svg:y="7.659cm">
          <draw:text-box>
            <text:p><text:span text:style-name="T2">shift_bit[4:0]</text:span></text:p>
          </draw:text-box>
        </draw:frame>
        <draw:line draw:style-name="gr2" draw:text-style-name="P1" draw:layer="layout" svg:x1="2.651cm" svg:y1="7.195cm" svg:x2="4.683cm" svg:y2="7.195cm">
          <text:p/>
        </draw:line>
        <draw:frame draw:style-name="gr13" draw:text-style-name="P3" draw:layer="layout" svg:width="3.048cm" svg:height="0.758cm" svg:x="1.881cm" svg:y="6.46cm">
          <draw:text-box>
            <text:p><text:span text:style-name="T2">Y2R_*4[19:0]</text:span></text:p>
          </draw:text-box>
        </draw:frame>
        <draw:line draw:style-name="gr5" draw:text-style-name="P1" draw:layer="layout" svg:x1="3.032cm" svg:y1="7.412cm" svg:x2="3.413cm" svg:y2="7.031cm">
          <text:p/>
        </draw:line>
        <draw:frame draw:style-name="gr16" draw:text-style-name="P8" draw:layer="layout" svg:width="1.016cm" svg:height="0.631cm" svg:x="2.27cm" svg:y="7.158cm">
          <draw:text-box>
            <text:p><text:span text:style-name="T7">3</text:span></text:p>
          </draw:text-box>
        </draw:frame>
        <draw:line draw:style-name="gr2" draw:text-style-name="P1" draw:layer="layout" svg:x1="7.453cm" svg:y1="9.146cm" svg:x2="9.485cm" svg:y2="9.146cm">
          <text:p/>
        </draw:line>
        <draw:frame draw:style-name="gr13" draw:text-style-name="P3" draw:layer="layout" svg:width="2.946cm" svg:height="1.047cm" svg:x="7.198cm" svg:y="8.559cm">
          <draw:text-box>
            <text:p><text:span text:style-name="T2">offset_val[15:0]</text:span></text:p>
            <text:p><text:span text:style-name="T2"/></text:p>
          </draw:text-box>
        </draw:frame>
        <draw:line draw:style-name="gr10" draw:text-style-name="P1" draw:layer="layout" svg:x1="16.556cm" svg:y1="10.644cm" svg:x2="16.549cm" svg:y2="9.128cm">
          <text:p/>
        </draw:line>
        <draw:frame draw:style-name="gr13" draw:text-style-name="P3" draw:layer="layout" svg:width="2.311cm" svg:height="0.758cm" svg:x="16.298cm" svg:y="9.282cm">
          <draw:text-box>
            <text:p><text:span text:style-name="T2">offset_val</text:span></text:p>
          </draw:text-box>
        </draw:frame>
        <draw:line draw:style-name="gr10" draw:text-style-name="P1" draw:layer="layout" svg:x1="16.699cm" svg:y1="7.546cm" svg:x2="16.699cm" svg:y2="6.53cm">
          <text:p/>
        </draw:line>
        <draw:line draw:style-name="gr10" draw:text-style-name="P1" draw:layer="layout" svg:x1="17.474cm" svg:y1="5.047cm" svg:x2="17.474cm" svg:y2="4.031cm">
          <text:p/>
        </draw:line>
        <draw:line draw:style-name="gr8" draw:text-style-name="P1" draw:layer="layout" svg:x1="2.779cm" svg:y1="10.463cm" svg:x2="5.425cm" svg:y2="10.463cm">
          <text:p/>
        </draw:line>
        <draw:frame draw:style-name="gr13" draw:text-style-name="P3" draw:layer="layout" svg:width="1.497cm" svg:height="0.758cm" svg:x="2.298cm" svg:y="9.859cm">
          <draw:text-box>
            <text:p><text:span text:style-name="T2">reset</text:span></text:p>
          </draw:text-box>
        </draw:frame>
      </draw:page>
      <draw:page draw:name="page2" draw:style-name="dp1" draw:master-page-name="Default">
        <draw:custom-shape draw:style-name="gr4" draw:text-style-name="P2" draw:layer="layout" svg:width="2.284cm" svg:height="1.905cm" svg:x="7.022cm" svg:y="1.944cm">
          <text:p text:style-name="P1"><text:span text:style-name="T1">Add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115cm" svg:y1="2.523cm" svg:x2="7.016cm" svg:y2="2.508cm">
          <text:p/>
        </draw:line>
        <draw:frame draw:style-name="gr3" draw:text-style-name="P3" draw:layer="layout" svg:width="2.499cm" svg:height="0.762cm" svg:x="4.882cm" svg:y="1.875cm">
          <draw:text-box>
            <text:p><text:span text:style-name="T2">Q-Y[19:0]</text:span></text:p>
          </draw:text-box>
        </draw:frame>
        <draw:line draw:style-name="gr2" draw:text-style-name="P1" draw:layer="layout" svg:x1="5.116cm" svg:y1="3.423cm" svg:x2="7.017cm" svg:y2="3.408cm">
          <text:p/>
        </draw:line>
        <draw:frame draw:style-name="gr3" draw:text-style-name="P3" draw:layer="layout" svg:width="2.499cm" svg:height="0.762cm" svg:x="4.883cm" svg:y="2.775cm">
          <draw:text-box>
            <text:p><text:span text:style-name="T2">Q-Pb[19:0]</text:span></text:p>
          </draw:text-box>
        </draw:frame>
        <draw:line draw:style-name="gr2" draw:text-style-name="P1" draw:layer="layout" svg:x1="9.316cm" svg:y1="2.923cm" svg:x2="11.084cm" svg:y2="2.911cm">
          <text:p/>
        </draw:line>
        <draw:frame draw:style-name="gr3" draw:text-style-name="P3" draw:layer="layout" svg:width="2.499cm" svg:height="0.762cm" svg:x="9.083cm" svg:y="2.275cm">
          <draw:text-box>
            <text:p><text:span text:style-name="T2">Qa[20:0]</text:span></text:p>
          </draw:text-box>
        </draw:frame>
        <draw:custom-shape draw:style-name="gr4" draw:text-style-name="P2" draw:layer="layout" svg:width="2.284cm" svg:height="1.905cm" svg:x="7.022cm" svg:y="4.444cm">
          <text:p text:style-name="P1"><text:span text:style-name="T1">Sub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31cm" svg:y1="5.921cm" svg:x2="7.017cm" svg:y2="5.908cm">
          <text:p/>
        </draw:line>
        <draw:line draw:style-name="gr2" draw:text-style-name="P1" draw:layer="layout" svg:x1="9.316cm" svg:y1="5.423cm" svg:x2="11.084cm" svg:y2="5.411cm">
          <text:p/>
        </draw:line>
        <draw:frame draw:style-name="gr3" draw:text-style-name="P3" draw:layer="layout" svg:width="2.499cm" svg:height="0.762cm" svg:x="9.083cm" svg:y="4.775cm">
          <draw:text-box>
            <text:p><text:span text:style-name="T2">Qa[20:0]</text:span></text:p>
          </draw:text-box>
        </draw:frame>
        <draw:custom-shape draw:style-name="gr18" draw:text-style-name="P1" draw:layer="layout" svg:width="3.937cm" svg:height="1.143cm" draw:transform="rotate (1.58720242176364) translate (11.172cm 5.994cm)">
          <text:p/>
          <draw:enhanced-geometry svg:viewBox="0 0 21600 21600" draw:glue-points="?f6 10800 10800 21600 ?f5 10800 10800 0" draw:text-areas="?f3 ?f3 ?f4 ?f4" draw:type="trapezoid" draw:modifiers="6379.075672930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11.846cm" svg:y1="5.313cm" svg:x2="11.846cm" svg:y2="7.118cm">
          <text:p/>
        </draw:line>
        <draw:line draw:style-name="gr5" draw:text-style-name="P1" draw:layer="layout" svg:x1="11.819cm" svg:y1="7.118cm" svg:x2="5.215cm" svg:y2="7.118cm">
          <text:p/>
        </draw:line>
        <draw:frame draw:style-name="gr3" draw:text-style-name="P3" draw:layer="layout" svg:width="2.499cm" svg:height="0.762cm" svg:x="4.884cm" svg:y="6.575cm">
          <draw:text-box>
            <text:p><text:span text:style-name="T2">Add/sub</text:span></text:p>
          </draw:text-box>
        </draw:frame>
        <draw:frame draw:style-name="gr3" draw:text-style-name="P3" draw:layer="layout" svg:width="0.721cm" svg:height="0.762cm" svg:x="10.998cm" svg:y="2.619cm">
          <draw:text-box>
            <text:p><text:span text:style-name="T2">0</text:span></text:p>
          </draw:text-box>
        </draw:frame>
        <draw:frame draw:style-name="gr3" draw:text-style-name="P3" draw:layer="layout" svg:width="0.721cm" svg:height="0.762cm" svg:x="10.999cm" svg:y="5.119cm">
          <draw:text-box>
            <text:p><text:span text:style-name="T2">1</text:span></text:p>
          </draw:text-box>
        </draw:frame>
        <draw:line draw:style-name="gr2" draw:text-style-name="P1" draw:layer="layout" svg:x1="12.317cm" svg:y1="4.123cm" svg:x2="14.085cm" svg:y2="4.111cm">
          <text:p/>
        </draw:line>
        <draw:frame draw:style-name="gr3" draw:text-style-name="P3" draw:layer="layout" svg:width="2.499cm" svg:height="0.762cm" svg:x="12.284cm" svg:y="3.475cm">
          <draw:text-box>
            <text:p><text:span text:style-name="T2">Qx[20:0]</text:span></text:p>
          </draw:text-box>
        </draw:frame>
        <draw:custom-shape draw:style-name="gr19" draw:text-style-name="P1" draw:layer="layout" svg:width="7.746cm" svg:height="6.467cm" svg:x="5.751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6.407cm" svg:y1="5.106cm" svg:x2="7.018cm" svg:y2="5.093cm">
          <text:p text:style-name="P1"><text:s/></text:p>
        </draw:line>
        <draw:line draw:style-name="gr11" draw:text-style-name="P1" draw:layer="layout" svg:x1="6.444cm" svg:y1="2.478cm" svg:x2="6.444cm" svg:y2="5.145cm">
          <text:p/>
        </draw:line>
        <draw:line draw:style-name="gr11" draw:text-style-name="P1" draw:layer="layout" svg:x1="6.159cm" svg:y1="3.394cm" svg:x2="6.159cm" svg:y2="5.908cm">
          <text:p/>
        </draw:line>
        <draw:line draw:style-name="gr21" draw:text-style-name="P1" draw:layer="layout" svg:x1="11.107cm" svg:y1="5.851cm" svg:x2="9.357cm" svg:y2="5.851cm">
          <text:p/>
        </draw:line>
        <draw:frame draw:style-name="gr3" draw:text-style-name="P3" draw:layer="layout" svg:width="2.499cm" svg:height="0.762cm" svg:x="9.026cm" svg:y="5.308cm">
          <draw:text-box>
            <text:p><text:span text:style-name="T2">sign_bit</text:span></text:p>
          </draw:text-box>
        </draw:frame>
        <draw:frame draw:style-name="gr3" draw:text-style-name="P10" draw:layer="layout" svg:width="4.281cm" svg:height="0.762cm" svg:x="7.768cm" svg:y="7.339cm">
          <draw:text-box>
            <text:p><text:span text:style-name="T8">Add/Sub <text:s/>Block <text:s text:c="2"/>1</text:span></text:p>
          </draw:text-box>
        </draw:frame>
        <draw:line draw:style-name="gr21" draw:text-style-name="P1" draw:layer="layout" svg:x1="15.224cm" svg:y1="4.551cm" svg:x2="12.279cm" svg:y2="4.551cm">
          <text:p/>
        </draw:line>
        <draw:frame draw:style-name="gr3" draw:text-style-name="P3" draw:layer="layout" svg:width="2.499cm" svg:height="0.762cm" svg:x="11.948cm" svg:y="4.008cm">
          <draw:text-box>
            <text:p><text:span text:style-name="T2">sign_bit</text:span></text:p>
          </draw:text-box>
        </draw:frame>
        <draw:g>
          <draw:custom-shape draw:style-name="gr1" draw:text-style-name="P2" draw:layer="layout" svg:width="1.669cm" svg:height="1.3cm" svg:x="5.411cm" svg:y="14.12cm">
            <text:p text:style-name="P1"><text:span text:style-name="T1">FFs</text:span></text:p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694cm" svg:height="0.758cm" svg:x="3.097cm" svg:y="13.758cm">
            <draw:text-box>
              <text:p><text:span text:style-name="T2">YPbPr [7:0]</text:span></text:p>
            </draw:text-box>
          </draw:frame>
          <draw:line draw:style-name="gr2" draw:text-style-name="P1" draw:layer="layout" svg:x1="3.387cm" svg:y1="16.216cm" svg:x2="5.419cm" svg:y2="16.216cm">
            <text:p/>
          </draw:line>
          <draw:frame draw:style-name="gr13" draw:text-style-name="P3" draw:layer="layout" svg:width="2.159cm" svg:height="0.758cm" svg:x="3.016cm" svg:y="15.581cm">
            <draw:text-box>
              <text:p><text:span text:style-name="T2">Mode[2:0]</text:span></text:p>
            </draw:text-box>
          </draw:frame>
          <draw:line draw:style-name="gr2" draw:text-style-name="P1" draw:layer="layout" svg:x1="3.352cm" svg:y1="14.369cm" svg:x2="5.384cm" svg:y2="14.369cm">
            <text:p/>
          </draw:line>
          <draw:line draw:style-name="gr2" draw:text-style-name="P1" draw:layer="layout" svg:x1="7.053cm" svg:y1="14.245cm" svg:x2="18.303cm" svg:y2="14.245cm">
            <text:p/>
          </draw:line>
          <draw:line draw:style-name="gr2" draw:text-style-name="P1" draw:layer="layout" svg:x1="7.054cm" svg:y1="14.821cm" svg:x2="8.551cm" svg:y2="14.821cm">
            <text:p/>
          </draw:line>
          <draw:line draw:style-name="gr2" draw:text-style-name="P1" draw:layer="layout" svg:x1="7.055cm" svg:y1="15.297cm" svg:x2="8.552cm" svg:y2="15.297cm">
            <text:p/>
          </draw:line>
          <draw:frame draw:style-name="gr22" draw:text-style-name="P8" draw:layer="layout" svg:width="1.326cm" svg:height="0.573cm" svg:x="15.297cm" svg:y="13.658cm">
            <draw:text-box>
              <text:p><text:span text:style-name="T7">Y[7:0]</text:span></text:p>
            </draw:text-box>
          </draw:frame>
          <draw:frame draw:style-name="gr22" draw:text-style-name="P8" draw:layer="layout" svg:width="1.48cm" svg:height="0.573cm" svg:x="6.997cm" svg:y="14.359cm">
            <draw:text-box>
              <text:p><text:span text:style-name="T7">Pb[7:0]</text:span></text:p>
            </draw:text-box>
          </draw:frame>
          <draw:frame draw:style-name="gr22" draw:text-style-name="P8" draw:layer="layout" svg:width="1.48cm" svg:height="0.573cm" svg:x="6.997cm" svg:y="14.86cm">
            <draw:text-box>
              <text:p><text:span text:style-name="T7">Pr[7:0]</text:span></text:p>
            </draw:text-box>
          </draw:frame>
          <draw:custom-shape draw:style-name="gr4" draw:text-style-name="P2" draw:layer="layout" svg:width="1.669cm" svg:height="1.3cm" svg:x="5.432cm" svg:y="15.644cm">
            <text:p text:style-name="P1"><text:span text:style-name="T1">Sign</text:span></text:p>
            <text:p text:style-name="P1"><text:span text:style-name="T1">defin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075cm" svg:y1="16.258cm" svg:x2="8.572cm" svg:y2="16.258cm">
            <text:p/>
          </draw:line>
          <draw:frame draw:style-name="gr22" draw:text-style-name="P8" draw:layer="layout" svg:width="2.214cm" svg:height="0.573cm" svg:x="6.917cm" svg:y="15.621cm">
            <draw:text-box>
              <text:p><text:span text:style-name="T7">sign_t[11:0]</text:span></text:p>
            </draw:text-box>
          </draw:frame>
          <draw:line draw:style-name="gr2" draw:text-style-name="P1" draw:layer="layout" svg:x1="6.531cm" svg:y1="17.843cm" svg:x2="8.299cm" svg:y2="17.831cm">
            <text:p/>
          </draw:line>
          <draw:frame draw:style-name="gr3" draw:text-style-name="P3" draw:layer="layout" svg:width="1.728cm" svg:height="0.762cm" svg:x="6.121cm" svg:y="17.221cm">
            <draw:text-box>
              <text:p><text:span text:style-name="T2">Pb[7:0]</text:span></text:p>
            </draw:text-box>
          </draw:frame>
          <draw:line draw:style-name="gr2" draw:text-style-name="P1" draw:layer="layout" svg:x1="6.631cm" svg:y1="19.143cm" svg:x2="8.399cm" svg:y2="19.131cm">
            <text:p/>
          </draw:line>
          <draw:custom-shape draw:style-name="gr18" draw:text-style-name="P1" draw:layer="layout" svg:width="2.951cm" svg:height="1.143cm" draw:transform="rotate (1.58720242176364) translate (8.371cm 19.828cm)">
            <text:p/>
            <draw:enhanced-geometry svg:viewBox="0 0 21600 21600" draw:glue-points="?f6 10800 10800 21600 ?f5 10800 10800 0" draw:text-areas="?f3 ?f3 ?f4 ?f4" draw:type="trapezoid" draw:modifiers="6379.0756729304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" draw:text-style-name="P1" draw:layer="layout" svg:x1="9.042cm" svg:y1="19.411cm" svg:x2="9.042cm" svg:y2="21.443cm">
            <text:p/>
          </draw:line>
          <draw:line draw:style-name="gr5" draw:text-style-name="P1" draw:layer="layout" svg:x1="9.042cm" svg:y1="20.3cm" svg:x2="4.83cm" svg:y2="20.272cm">
            <text:p/>
          </draw:line>
          <draw:frame draw:style-name="gr3" draw:text-style-name="P3" draw:layer="layout" svg:width="1.61cm" svg:height="0.762cm" svg:x="4.892cm" svg:y="19.665cm">
            <draw:text-box>
              <text:p><text:span text:style-name="T2">Pb[</text:span><text:span text:style-name="T5">7</text:span><text:span text:style-name="T2">]</text:span></text:p>
            </draw:text-box>
          </draw:frame>
          <draw:frame draw:style-name="gr3" draw:text-style-name="P3" draw:layer="layout" svg:width="0.721cm" svg:height="0.762cm" svg:x="8.213cm" svg:y="17.539cm">
            <draw:text-box>
              <text:p><text:span text:style-name="T2">0</text:span></text:p>
            </draw:text-box>
          </draw:frame>
          <draw:frame draw:style-name="gr3" draw:text-style-name="P3" draw:layer="layout" svg:width="0.721cm" svg:height="0.762cm" svg:x="8.214cm" svg:y="18.739cm">
            <draw:text-box>
              <text:p><text:span text:style-name="T2">1</text:span></text:p>
            </draw:text-box>
          </draw:frame>
          <draw:line draw:style-name="gr2" draw:text-style-name="P1" draw:layer="layout" svg:x1="9.466cm" svg:y1="18.243cm" svg:x2="17.875cm" svg:y2="18.214cm">
            <text:p/>
          </draw:line>
          <draw:frame draw:style-name="gr3" draw:text-style-name="P3" draw:layer="layout" svg:width="2.751cm" svg:height="0.762cm" svg:x="5.556cm" svg:y="18.495cm">
            <draw:text-box>
              <text:p><text:span text:style-name="T2">Pb{</text:span><text:span text:style-name="T5">0</text:span><text:span text:style-name="T2">,[6:0}] + 1</text:span></text:p>
            </draw:text-box>
          </draw:frame>
          <draw:frame draw:style-name="gr3" draw:text-style-name="P3" draw:layer="layout" svg:width="2.056cm" svg:height="0.762cm" svg:x="11.599cm" svg:y="17.595cm">
            <draw:text-box>
              <text:p><text:span text:style-name="T2">Pb_t[7:0]</text:span></text:p>
            </draw:text-box>
          </draw:frame>
          <draw:line draw:style-name="gr2" draw:text-style-name="P1" draw:layer="layout" svg:x1="5.149cm" svg:y1="21.753cm" svg:x2="8.299cm" svg:y2="21.733cm">
            <text:p/>
          </draw:line>
          <draw:frame draw:style-name="gr3" draw:text-style-name="P3" draw:layer="layout" svg:width="2.851cm" svg:height="0.762cm" svg:x="4.667cm" svg:y="21.097cm">
            <draw:text-box>
              <text:p><text:span text:style-name="T2">sign_t{10,6,2}</text:span></text:p>
            </draw:text-box>
          </draw:frame>
          <draw:line draw:style-name="gr2" draw:text-style-name="P1" draw:layer="layout" svg:x1="7.199cm" svg:y1="23.045cm" svg:x2="8.399cm" svg:y2="23.033cm">
            <text:p/>
          </draw:line>
          <draw:custom-shape draw:style-name="gr18" draw:text-style-name="P1" draw:layer="layout" svg:width="2.951cm" svg:height="1.143cm" draw:transform="rotate (1.58720242176364) translate (8.371cm 23.83cm)">
            <text:p/>
            <draw:enhanced-geometry svg:viewBox="0 0 21600 21600" draw:glue-points="?f6 10800 10800 21600 ?f5 10800 10800 0" draw:text-areas="?f3 ?f3 ?f4 ?f4" draw:type="trapezoid" draw:modifiers="6379.0756729304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" draw:text-style-name="P3" draw:layer="layout" svg:width="0.721cm" svg:height="0.762cm" svg:x="8.213cm" svg:y="21.441cm">
            <draw:text-box>
              <text:p><text:span text:style-name="T2">0</text:span></text:p>
            </draw:text-box>
          </draw:frame>
          <draw:frame draw:style-name="gr3" draw:text-style-name="P3" draw:layer="layout" svg:width="0.721cm" svg:height="0.762cm" svg:x="8.214cm" svg:y="22.641cm">
            <draw:text-box>
              <text:p><text:span text:style-name="T2">1</text:span></text:p>
            </draw:text-box>
          </draw:frame>
          <draw:line draw:style-name="gr8" draw:text-style-name="P1" draw:layer="layout" svg:x1="9.466cm" svg:y1="22.266cm" svg:x2="18.084cm" svg:y2="22.266cm">
            <text:p/>
          </draw:line>
          <draw:frame draw:style-name="gr3" draw:text-style-name="P3" draw:layer="layout" svg:width="3.302cm" svg:height="0.762cm" svg:x="15.97cm" svg:y="21.67cm">
            <draw:text-box>
              <text:p><text:span text:style-name="T2">Add/sub{10,6,2}</text:span></text:p>
            </draw:text-box>
          </draw:frame>
          <draw:g>
            <draw:custom-shape draw:style-name="gr23" draw:text-style-name="P1" draw:layer="layout" svg:width="0.81cm" svg:height="0.709cm" draw:transform="rotate (-1.57201805727129) translate (6.831cm 22.62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1" draw:layer="layout" svg:width="0.304cm" svg:height="0.304cm" svg:x="6.848cm" svg:y="22.8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" draw:layer="layout" svg:x1="5.486cm" svg:y1="21.741cm" svg:x2="5.486cm" svg:y2="23.138cm">
              <text:p/>
            </draw:line>
            <draw:line draw:style-name="gr5" draw:text-style-name="P1" draw:layer="layout" svg:x1="6.105cm" svg:y1="23.073cm" svg:x2="5.486cm" svg:y2="23.073cm">
              <text:p/>
            </draw:line>
          </draw:g>
          <draw:line draw:style-name="gr2" draw:text-style-name="P1" draw:layer="layout" svg:x1="13.332cm" svg:y1="19.145cm" svg:x2="15.1cm" svg:y2="19.133cm">
            <text:p/>
          </draw:line>
          <draw:frame draw:style-name="gr3" draw:text-style-name="P3" draw:layer="layout" svg:width="1.728cm" svg:height="0.762cm" svg:x="12.922cm" svg:y="18.523cm">
            <draw:text-box>
              <text:p><text:span text:style-name="T2">Pr[7:0]</text:span></text:p>
            </draw:text-box>
          </draw:frame>
          <draw:line draw:style-name="gr2" draw:text-style-name="P1" draw:layer="layout" svg:x1="13.432cm" svg:y1="20.445cm" svg:x2="15.2cm" svg:y2="20.433cm">
            <text:p/>
          </draw:line>
          <draw:custom-shape draw:style-name="gr18" draw:text-style-name="P1" draw:layer="layout" svg:width="2.951cm" svg:height="1.143cm" draw:transform="rotate (1.58720242176364) translate (15.172cm 21.23cm)">
            <text:p/>
            <draw:enhanced-geometry svg:viewBox="0 0 21600 21600" draw:glue-points="?f6 10800 10800 21600 ?f5 10800 10800 0" draw:text-areas="?f3 ?f3 ?f4 ?f4" draw:type="trapezoid" draw:modifiers="6379.0756729304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" draw:text-style-name="P1" draw:layer="layout" svg:x1="15.843cm" svg:y1="20.713cm" svg:x2="15.843cm" svg:y2="22.745cm">
            <text:p/>
          </draw:line>
          <draw:line draw:style-name="gr5" draw:text-style-name="P1" draw:layer="layout" svg:x1="15.843cm" svg:y1="21.602cm" svg:x2="11.631cm" svg:y2="21.574cm">
            <text:p/>
          </draw:line>
          <draw:frame draw:style-name="gr3" draw:text-style-name="P3" draw:layer="layout" svg:width="1.61cm" svg:height="0.762cm" svg:x="11.693cm" svg:y="20.967cm">
            <draw:text-box>
              <text:p><text:span text:style-name="T2">Pr[</text:span><text:span text:style-name="T5">7</text:span><text:span text:style-name="T2">]</text:span></text:p>
            </draw:text-box>
          </draw:frame>
          <draw:frame draw:style-name="gr3" draw:text-style-name="P3" draw:layer="layout" svg:width="0.721cm" svg:height="0.762cm" svg:x="15.014cm" svg:y="18.841cm">
            <draw:text-box>
              <text:p><text:span text:style-name="T2">0</text:span></text:p>
            </draw:text-box>
          </draw:frame>
          <draw:frame draw:style-name="gr3" draw:text-style-name="P3" draw:layer="layout" svg:width="0.721cm" svg:height="0.762cm" svg:x="15.015cm" svg:y="20.041cm">
            <draw:text-box>
              <text:p><text:span text:style-name="T2">1</text:span></text:p>
            </draw:text-box>
          </draw:frame>
          <draw:line draw:style-name="gr2" draw:text-style-name="P1" draw:layer="layout" svg:x1="16.267cm" svg:y1="19.745cm" svg:x2="18.035cm" svg:y2="19.733cm">
            <text:p/>
          </draw:line>
          <draw:frame draw:style-name="gr3" draw:text-style-name="P3" draw:layer="layout" svg:width="2.821cm" svg:height="0.762cm" svg:x="12.287cm" svg:y="19.797cm">
            <draw:text-box>
              <text:p><text:span text:style-name="T2">Pr{</text:span><text:span text:style-name="T5">0</text:span><text:span text:style-name="T2">,[6:0}] + 1</text:span></text:p>
            </draw:text-box>
          </draw:frame>
          <draw:frame draw:style-name="gr3" draw:text-style-name="P3" draw:layer="layout" svg:width="2.056cm" svg:height="0.762cm" svg:x="16.2cm" svg:y="19.097cm">
            <draw:text-box>
              <text:p><text:span text:style-name="T2">Pr_t[7:0]</text:span></text:p>
            </draw:text-box>
          </draw:frame>
          <draw:line draw:style-name="gr2" draw:text-style-name="P1" draw:layer="layout" svg:x1="11.95cm" svg:y1="23.055cm" svg:x2="15.1cm" svg:y2="23.035cm">
            <text:p/>
          </draw:line>
          <draw:frame draw:style-name="gr3" draw:text-style-name="P3" draw:layer="layout" svg:width="2.54cm" svg:height="0.762cm" svg:x="11.779cm" svg:y="22.399cm">
            <draw:text-box>
              <text:p><text:span text:style-name="T2">sign_t{4,2,0}</text:span></text:p>
            </draw:text-box>
          </draw:frame>
          <draw:line draw:style-name="gr2" draw:text-style-name="P1" draw:layer="layout" svg:x1="14cm" svg:y1="24.347cm" svg:x2="15.2cm" svg:y2="24.335cm">
            <text:p/>
          </draw:line>
          <draw:custom-shape draw:style-name="gr18" draw:text-style-name="P1" draw:layer="layout" svg:width="2.951cm" svg:height="1.143cm" draw:transform="rotate (1.58720242176364) translate (15.172cm 25.132cm)">
            <text:p/>
            <draw:enhanced-geometry svg:viewBox="0 0 21600 21600" draw:glue-points="?f6 10800 10800 21600 ?f5 10800 10800 0" draw:text-areas="?f3 ?f3 ?f4 ?f4" draw:type="trapezoid" draw:modifiers="6379.0756729304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" draw:text-style-name="P3" draw:layer="layout" svg:width="0.721cm" svg:height="0.762cm" svg:x="15.014cm" svg:y="22.743cm">
            <draw:text-box>
              <text:p><text:span text:style-name="T2">0</text:span></text:p>
            </draw:text-box>
          </draw:frame>
          <draw:frame draw:style-name="gr3" draw:text-style-name="P3" draw:layer="layout" svg:width="0.721cm" svg:height="0.762cm" svg:x="15.015cm" svg:y="23.943cm">
            <draw:text-box>
              <text:p><text:span text:style-name="T2">1</text:span></text:p>
            </draw:text-box>
          </draw:frame>
          <draw:line draw:style-name="gr8" draw:text-style-name="P1" draw:layer="layout" svg:x1="16.267cm" svg:y1="23.647cm" svg:x2="18.035cm" svg:y2="23.635cm">
            <text:p/>
          </draw:line>
          <draw:frame draw:style-name="gr3" draw:text-style-name="P3" draw:layer="layout" svg:width="2.945cm" svg:height="0.762cm" svg:x="16.324cm" svg:y="23.027cm">
            <draw:text-box>
              <text:p><text:span text:style-name="T2">Add/sub{9,5,1}</text:span></text:p>
            </draw:text-box>
          </draw:frame>
          <draw:g>
            <draw:custom-shape draw:style-name="gr23" draw:text-style-name="P1" draw:layer="layout" svg:width="0.81cm" svg:height="0.709cm" draw:transform="rotate (-1.57201805727129) translate (13.632cm 23.931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1" draw:layer="layout" svg:width="0.304cm" svg:height="0.304cm" svg:x="13.649cm" svg:y="24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" draw:layer="layout" svg:x1="12.287cm" svg:y1="23.043cm" svg:x2="12.287cm" svg:y2="24.44cm">
              <text:p/>
            </draw:line>
            <draw:line draw:style-name="gr5" draw:text-style-name="P1" draw:layer="layout" svg:x1="12.906cm" svg:y1="24.375cm" svg:x2="12.287cm" svg:y2="24.375cm">
              <text:p/>
            </draw:line>
          </draw:g>
          <draw:custom-shape draw:style-name="gr24" draw:text-style-name="P1" draw:layer="layout" svg:width="12.799cm" svg:height="12.04cm" svg:x="4.568cm" svg:y="13.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0" draw:layer="layout" svg:width="4.408cm" svg:height="0.762cm" svg:x="6.609cm" svg:y="24.735cm">
            <draw:text-box>
              <text:p><text:span text:style-name="T8">Syns/sign_controler</text:span></text:p>
            </draw:text-box>
          </draw:frame>
        </draw:g>
      </draw:page>
      <draw:page draw:name="page3" draw:style-name="dp1" draw:master-page-name="Default">
        <draw:custom-shape draw:style-name="gr1" draw:text-style-name="P2" draw:layer="layout" svg:width="2.667cm" svg:height="2.032cm" svg:x="8.62cm" svg:y="4.683cm">
          <text:p text:style-name="P1"><text:span text:style-name="T1">Multiply (2)</text:span></text:p>
          <text:p text:style-name="P1"><text:span text:style-name="T1">(shift_ad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173cm" svg:y1="5.929cm" svg:x2="4.68cm" svg:y2="5.914cm">
          <text:p/>
        </draw:line>
        <draw:frame draw:style-name="gr3" draw:text-style-name="P3" draw:layer="layout" svg:width="2.54cm" svg:height="0.762cm" svg:x="6.334cm" svg:y="4.175cm">
          <draw:text-box>
            <text:p><text:span text:style-name="T2">N_num[7:0]</text:span></text:p>
          </draw:text-box>
        </draw:frame>
        <draw:line draw:style-name="gr7" draw:text-style-name="P1" draw:layer="layout" svg:x1="6.898cm" svg:y1="4.869cm" svg:x2="8.608cm" svg:y2="4.869cm">
          <text:p/>
        </draw:line>
        <draw:frame draw:style-name="gr3" draw:text-style-name="P3" draw:layer="layout" svg:width="3.112cm" svg:height="0.762cm" svg:x="2.443cm" svg:y="3.645cm">
          <draw:text-box>
            <text:p><text:span text:style-name="T2">Shift_num[4:0]</text:span></text:p>
          </draw:text-box>
        </draw:frame>
        <draw:line draw:style-name="gr8" draw:text-style-name="P1" draw:layer="layout" svg:x1="3.117cm" svg:y1="4.213cm" svg:x2="12.497cm" svg:y2="4.203cm">
          <text:p/>
        </draw:line>
        <draw:frame draw:style-name="gr3" draw:text-style-name="P3" draw:layer="layout" svg:width="2.499cm" svg:height="0.762cm" svg:x="2.757cm" svg:y="5.281cm">
          <draw:text-box>
            <text:p><text:span text:style-name="T2">R_t[21:0]</text:span></text:p>
          </draw:text-box>
        </draw:frame>
        <draw:custom-shape draw:style-name="gr1" draw:text-style-name="P2" draw:layer="layout" svg:width="3.175cm" svg:height="1.905cm" svg:x="12.497cm" svg:y="3.85cm">
          <text:p text:style-name="P1"><text:span text:style-name="T1">Div </text:span></text:p>
          <text:p text:style-name="P1"><text:span text:style-name="T1">(shift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291cm" svg:y1="5.099cm" svg:x2="12.497cm" svg:y2="5.095cm">
          <text:p/>
        </draw:line>
        <draw:frame draw:style-name="gr3" draw:text-style-name="P3" draw:layer="layout" svg:width="2cm" svg:height="0.762cm" svg:x="11.148cm" svg:y="4.383cm">
          <draw:text-box>
            <text:p><text:span text:style-name="T2">Q[29:0]</text:span></text:p>
          </draw:text-box>
        </draw:frame>
        <draw:line draw:style-name="gr2" draw:text-style-name="P1" draw:layer="layout" svg:x1="15.69cm" svg:y1="4.829cm" svg:x2="17.591cm" svg:y2="4.814cm">
          <text:p/>
        </draw:line>
        <draw:frame draw:style-name="gr3" draw:text-style-name="P3" draw:layer="layout" svg:width="1.493cm" svg:height="0.762cm" svg:x="15.492cm" svg:y="4.245cm">
          <draw:text-box>
            <text:p><text:span text:style-name="T2">R[7:0]</text:span></text:p>
          </draw:text-box>
        </draw:frame>
        <draw:custom-shape draw:style-name="gr19" draw:text-style-name="P1" draw:layer="layout" svg:width="12.827cm" svg:height="4.445cm" svg:x="3.921cm" svg:y="3.413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3.112cm" svg:height="0.762cm" svg:x="12.366cm" svg:y="6.842cm">
          <draw:text-box>
            <text:p><text:span text:style-name="T8">Scale Block</text:span></text:p>
          </draw:text-box>
        </draw:frame>
        <draw:custom-shape draw:style-name="gr6" draw:text-style-name="P11" draw:layer="layout" svg:width="1.417cm" svg:height="1.451cm" svg:x="4.67cm" svg:y="5.424cm">
          <text:p text:style-name="P1"><text:span text:style-name="T9">Comple</text:span></text:p>
          <text:p text:style-name="P1"><text:span text:style-name="T9">men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174cm" svg:y1="6.729cm" svg:x2="4.681cm" svg:y2="6.714cm">
          <text:p/>
        </draw:line>
        <draw:frame draw:style-name="gr3" draw:text-style-name="P3" draw:layer="layout" svg:width="2.039cm" svg:height="0.762cm" svg:x="2.143cm" svg:y="6.181cm">
          <draw:text-box>
            <text:p><text:span text:style-name="T2">sign_bit</text:span></text:p>
          </draw:text-box>
        </draw:frame>
        <draw:line draw:style-name="gr2" draw:text-style-name="P1" draw:layer="layout" svg:x1="6.074cm" svg:y1="5.899cm" svg:x2="8.62cm" svg:y2="5.879cm">
          <text:p/>
        </draw:line>
        <draw:custom-shape draw:style-name="gr19" draw:text-style-name="P1" draw:layer="layout" svg:width="8.254cm" svg:height="6.35cm" svg:x="4.303cm" svg:y="8.87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3.112cm" svg:height="0.762cm" svg:x="8.937cm" svg:y="14.419cm">
          <draw:text-box>
            <text:p><text:span text:style-name="T8">Thresh-hold</text:span></text:p>
          </draw:text-box>
        </draw:frame>
        <draw:custom-shape draw:style-name="gr4" draw:text-style-name="P13" draw:layer="layout" svg:width="3.32cm" svg:height="5.08cm" svg:x="8.856cm" svg:y="9.128cm">
          <text:p text:style-name="P1"><text:span text:style-name="T7">If data[7:0] &lt; low_thresh</text:span></text:p>
          <text:p text:style-name="P12"><text:span text:style-name="T7"><text:s text:c="2"/></text:span><text:span text:style-name="T7">Data[7:0] = low_thresh</text:span></text:p>
          <text:p text:style-name="P12"><text:span text:style-name="T7"/></text:p>
          <text:p text:style-name="P1"><text:span text:style-name="T7">If data[7:0] &gt; up_thresh</text:span></text:p>
          <text:p text:style-name="P12"><text:span text:style-name="T7"><text:s text:c="2"/></text:span><text:span text:style-name="T7">Data[7:0] = up_thresh</text:span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411cm" svg:y1="9.787cm" svg:x2="5.005cm" svg:y2="9.787cm">
          <text:p/>
        </draw:line>
        <draw:frame draw:style-name="gr3" draw:text-style-name="P3" draw:layer="layout" svg:width="1.493cm" svg:height="0.762cm" svg:x="2.713cm" svg:y="9.103cm">
          <draw:text-box>
            <text:p><text:span text:style-name="T2">R[7:0]</text:span></text:p>
          </draw:text-box>
        </draw:frame>
        <draw:line draw:style-name="gr2" draw:text-style-name="P1" draw:layer="layout" svg:x1="12.235cm" svg:y1="10.347cm" svg:x2="13.7cm" svg:y2="10.347cm">
          <text:p/>
        </draw:line>
        <draw:frame draw:style-name="gr3" draw:text-style-name="P3" draw:layer="layout" svg:width="1.493cm" svg:height="0.762cm" svg:x="12.037cm" svg:y="9.763cm">
          <draw:text-box>
            <text:p><text:span text:style-name="T2">O[7:0]</text:span></text:p>
          </draw:text-box>
        </draw:frame>
        <draw:custom-shape draw:style-name="gr1" draw:text-style-name="P2" draw:layer="layout" svg:width="2.794cm" svg:height="2.667cm" svg:x="4.937cm" svg:y="9.128cm">
          <text:p text:style-name="P1"><text:span text:style-name="T1">Offset</text:span></text:p>
          <text:p text:style-name="P1"><text:span text:style-name="T1">adjust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712cm" svg:y1="9.763cm" svg:x2="8.874cm" svg:y2="9.763cm">
          <text:p/>
        </draw:line>
        <draw:line draw:style-name="gr2" draw:text-style-name="P1" draw:layer="layout" svg:x1="3.411cm" svg:y1="12.887cm" svg:x2="8.856cm" svg:y2="12.871cm">
          <text:p/>
        </draw:line>
        <draw:frame draw:style-name="gr3" draw:text-style-name="P3" draw:layer="layout" svg:width="3.294cm" svg:height="0.762cm" svg:x="2.659cm" svg:y="13.073cm">
          <draw:text-box>
            <text:p><text:span text:style-name="T2">Thresh_low[7:0]</text:span></text:p>
          </draw:text-box>
        </draw:frame>
        <draw:line draw:style-name="gr2" draw:text-style-name="P1" draw:layer="layout" svg:x1="3.411cm" svg:y1="13.587cm" svg:x2="8.874cm" svg:y2="13.573cm">
          <text:p/>
        </draw:line>
        <draw:frame draw:style-name="gr3" draw:text-style-name="P3" draw:layer="layout" svg:width="3.294cm" svg:height="0.762cm" svg:x="2.786cm" svg:y="12.349cm">
          <draw:text-box>
            <text:p><text:span text:style-name="T2">Thresh_hi[7:0]</text:span></text:p>
          </draw:text-box>
        </draw:frame>
        <draw:line draw:style-name="gr2" draw:text-style-name="P1" draw:layer="layout" svg:x1="3.011cm" svg:y1="10.887cm" svg:x2="4.937cm" svg:y2="10.871cm">
          <text:p/>
        </draw:line>
        <draw:frame draw:style-name="gr3" draw:text-style-name="P3" draw:layer="layout" svg:width="3.294cm" svg:height="0.762cm" svg:x="2.386cm" svg:y="10.149cm">
          <draw:text-box>
            <text:p><text:span text:style-name="T2">offset_val[15:0]</text:span></text:p>
          </draw:text-box>
        </draw:frame>
      </draw:page>
      <draw:page draw:name="page4" draw:style-name="dp1" draw:master-page-name="Default">
        <draw:frame draw:style-name="gr25" draw:text-style-name="P14" draw:layer="layout" svg:width="7.62cm" svg:height="1.397cm" svg:x="2.143cm" svg:y="1.889cm">
          <draw:text-box>
            <text:p><text:span text:style-name="T10">Back Up / not use diag</text:span></text:p>
          </draw:text-box>
        </draw:frame>
        <draw:g>
          <draw:custom-shape draw:style-name="gr1" draw:text-style-name="P2" draw:layer="layout" svg:width="2.667cm" svg:height="3.175cm" svg:x="4.737cm" svg:y="8.02cm">
            <text:p text:style-name="P1"><text:span text:style-name="T1">Param</text:span></text:p>
            <text:p text:style-name="P1"><text:span text:style-name="T1">Process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2.751cm" svg:y1="12.292cm" svg:x2="9.99cm" svg:y2="12.292cm">
            <text:p/>
          </draw:line>
          <draw:frame draw:style-name="gr13" draw:text-style-name="P3" draw:layer="layout" svg:width="1.497cm" svg:height="0.758cm" svg:x="2.297cm" svg:y="11.657cm">
            <draw:text-box>
              <text:p><text:span text:style-name="T2">clock</text:span></text:p>
            </draw:text-box>
          </draw:frame>
          <draw:line draw:style-name="gr2" draw:text-style-name="P1" draw:layer="layout" svg:x1="2.651cm" svg:y1="8.492cm" svg:x2="4.683cm" svg:y2="8.492cm">
            <text:p/>
          </draw:line>
          <draw:frame draw:style-name="gr13" draw:text-style-name="P3" draw:layer="layout" svg:width="3.048cm" svg:height="0.758cm" svg:x="1.881cm" svg:y="7.657cm">
            <draw:text-box>
              <text:p><text:span text:style-name="T2">Param[10:0]</text:span></text:p>
            </draw:text-box>
          </draw:frame>
          <draw:line draw:style-name="gr2" draw:text-style-name="P1" draw:layer="layout" svg:x1="2.651cm" svg:y1="9.592cm" svg:x2="4.683cm" svg:y2="9.592cm">
            <text:p/>
          </draw:line>
          <draw:frame draw:style-name="gr13" draw:text-style-name="P3" draw:layer="layout" svg:width="2.54cm" svg:height="0.758cm" svg:x="2.07cm" svg:y="8.957cm">
            <draw:text-box>
              <text:p><text:span text:style-name="T2">shift_bit[4:0]</text:span></text:p>
            </draw:text-box>
          </draw:frame>
          <draw:line draw:style-name="gr2" draw:text-style-name="P1" draw:layer="layout" svg:x1="2.651cm" svg:y1="10.792cm" svg:x2="4.683cm" svg:y2="10.792cm">
            <text:p/>
          </draw:line>
          <draw:frame draw:style-name="gr13" draw:text-style-name="P3" draw:layer="layout" svg:width="2.159cm" svg:height="0.758cm" svg:x="2.197cm" svg:y="10.157cm">
            <draw:text-box>
              <text:p><text:span text:style-name="T2">Mode[2:0]</text:span></text:p>
            </draw:text-box>
          </draw:frame>
          <draw:line draw:style-name="gr2" draw:text-style-name="P1" draw:layer="layout" svg:x1="7.451cm" svg:y1="10.192cm" svg:x2="9.483cm" svg:y2="10.192cm">
            <text:p/>
          </draw:line>
          <draw:frame draw:style-name="gr13" draw:text-style-name="P3" draw:layer="layout" svg:width="2.647cm" svg:height="0.758cm" svg:x="7.197cm" svg:y="8.657cm">
            <draw:text-box>
              <text:p><text:span text:style-name="T2">Add/sub[6:0]</text:span></text:p>
            </draw:text-box>
          </draw:frame>
          <draw:line draw:style-name="gr2" draw:text-style-name="P1" draw:layer="layout" svg:x1="7.452cm" svg:y1="9.392cm" svg:x2="9.484cm" svg:y2="9.392cm">
            <text:p/>
          </draw:line>
          <draw:frame draw:style-name="gr13" draw:text-style-name="P3" draw:layer="layout" svg:width="2.946cm" svg:height="0.758cm" svg:x="7.198cm" svg:y="9.557cm">
            <draw:text-box>
              <text:p><text:span text:style-name="T2">Shift_num[4:0]</text:span></text:p>
            </draw:text-box>
          </draw:frame>
          <draw:line draw:style-name="gr2" draw:text-style-name="P1" draw:layer="layout" svg:x1="7.453cm" svg:y1="8.592cm" svg:x2="9.485cm" svg:y2="8.592cm">
            <text:p/>
          </draw:line>
          <draw:frame draw:style-name="gr13" draw:text-style-name="P3" draw:layer="layout" svg:width="2.647cm" svg:height="0.758cm" svg:x="7.199cm" svg:y="7.957cm">
            <draw:text-box>
              <text:p><text:span text:style-name="T2">Param_t</text:span></text:p>
            </draw:text-box>
          </draw:frame>
          <draw:custom-shape draw:style-name="gr4" draw:text-style-name="P2" draw:layer="layout" svg:width="3.542cm" svg:height="1.655cm" svg:x="11.739cm" svg:y="5.022cm">
            <text:p text:style-name="P1"><text:span text:style-name="T1">Y2R_bloc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542cm" svg:height="1.667cm" svg:x="11.74cm" svg:y="7.423cm">
            <text:p text:style-name="P1"><text:span text:style-name="T1">Y2G_bloc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542cm" svg:height="1.706cm" svg:x="11.741cm" svg:y="9.924cm">
            <text:p text:style-name="P1"><text:span text:style-name="T1">Y2B_block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.651cm" svg:y1="5.192cm" svg:x2="11.795cm" svg:y2="5.153cm">
            <text:p/>
          </draw:line>
          <draw:frame draw:style-name="gr13" draw:text-style-name="P3" draw:layer="layout" svg:width="2.694cm" svg:height="0.758cm" svg:x="2.497cm" svg:y="4.557cm">
            <draw:text-box>
              <text:p><text:span text:style-name="T2">YPbPr [7:0]</text:span></text:p>
            </draw:text-box>
          </draw:frame>
          <draw:line draw:style-name="gr2" draw:text-style-name="P1" draw:layer="layout" svg:x1="9.509cm" svg:y1="5.788cm" svg:x2="11.668cm" svg:y2="5.788cm">
            <text:p/>
          </draw:line>
          <draw:line draw:style-name="gr14" draw:text-style-name="P1" draw:layer="layout" svg:x1="9.509cm" svg:y1="5.788cm" svg:x2="9.509cm" svg:y2="11.249cm">
            <text:p/>
          </draw:line>
          <draw:line draw:style-name="gr2" draw:text-style-name="P1" draw:layer="layout" svg:x1="9.51cm" svg:y1="8.364cm" svg:x2="11.669cm" svg:y2="8.364cm">
            <text:p/>
          </draw:line>
          <draw:line draw:style-name="gr2" draw:text-style-name="P1" draw:layer="layout" svg:x1="9.511cm" svg:y1="10.94cm" svg:x2="11.67cm" svg:y2="10.94cm">
            <text:p/>
          </draw:line>
          <draw:line draw:style-name="gr2" draw:text-style-name="P1" draw:layer="layout" svg:x1="10.144cm" svg:y1="7.947cm" svg:x2="11.77cm" svg:y2="7.94cm">
            <text:p/>
          </draw:line>
          <draw:frame draw:style-name="gr13" draw:text-style-name="P3" draw:layer="layout" svg:width="1.682cm" svg:height="0.758cm" svg:x="10.097cm" svg:y="4.657cm">
            <draw:text-box>
              <text:p><text:span text:style-name="T2">Y[7:0]</text:span></text:p>
            </draw:text-box>
          </draw:frame>
          <draw:frame draw:style-name="gr13" draw:text-style-name="P3" draw:layer="layout" svg:width="1.682cm" svg:height="0.758cm" svg:x="10.097cm" svg:y="7.357cm">
            <draw:text-box>
              <text:p><text:span text:style-name="T2">Pb[7:0]</text:span></text:p>
            </draw:text-box>
          </draw:frame>
          <draw:frame draw:style-name="gr13" draw:text-style-name="P3" draw:layer="layout" svg:width="1.682cm" svg:height="0.758cm" svg:x="10.097cm" svg:y="9.857cm">
            <draw:text-box>
              <text:p><text:span text:style-name="T2">Pr[7:0]</text:span></text:p>
            </draw:text-box>
          </draw:frame>
          <draw:line draw:style-name="gr2" draw:text-style-name="P1" draw:layer="layout" svg:x1="10.145cm" svg:y1="10.521cm" svg:x2="11.771cm" svg:y2="10.514cm">
            <text:p/>
          </draw:line>
          <draw:line draw:style-name="gr26" draw:text-style-name="P1" draw:layer="layout" svg:x1="10.135cm" svg:y1="5.13cm" svg:x2="10.135cm" svg:y2="10.591cm">
            <text:p/>
          </draw:line>
          <draw:line draw:style-name="gr2" draw:text-style-name="P1" draw:layer="layout" svg:x1="15.284cm" svg:y1="8.047cm" svg:x2="16.91cm" svg:y2="8.04cm">
            <text:p/>
          </draw:line>
          <draw:frame draw:style-name="gr13" draw:text-style-name="P3" draw:layer="layout" svg:width="1.682cm" svg:height="0.758cm" svg:x="15.197cm" svg:y="4.957cm">
            <draw:text-box>
              <text:p><text:span text:style-name="T2">R[7:0]</text:span></text:p>
            </draw:text-box>
          </draw:frame>
          <draw:frame draw:style-name="gr13" draw:text-style-name="P3" draw:layer="layout" svg:width="1.682cm" svg:height="0.758cm" svg:x="15.197cm" svg:y="7.457cm">
            <draw:text-box>
              <text:p><text:span text:style-name="T2">G[7:0]</text:span></text:p>
            </draw:text-box>
          </draw:frame>
          <draw:frame draw:style-name="gr13" draw:text-style-name="P3" draw:layer="layout" svg:width="1.682cm" svg:height="0.758cm" svg:x="15.297cm" svg:y="10.257cm">
            <draw:text-box>
              <text:p><text:span text:style-name="T2">B[7:0]</text:span></text:p>
            </draw:text-box>
          </draw:frame>
          <draw:line draw:style-name="gr2" draw:text-style-name="P1" draw:layer="layout" svg:x1="15.325cm" svg:y1="10.921cm" svg:x2="16.951cm" svg:y2="10.914cm">
            <text:p/>
          </draw:line>
          <draw:line draw:style-name="gr2" draw:text-style-name="P1" draw:layer="layout" svg:x1="15.326cm" svg:y1="5.695cm" svg:x2="16.952cm" svg:y2="5.688cm">
            <text:p/>
          </draw:line>
          <draw:custom-shape draw:style-name="gr15" draw:text-style-name="P1" draw:layer="layout" svg:width="12.7cm" svg:height="9.017cm" svg:x="3.667cm" svg:y="4.13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3.032cm" svg:y1="8.709cm" svg:x2="3.413cm" svg:y2="8.328cm">
            <text:p/>
          </draw:line>
          <draw:frame draw:style-name="gr16" draw:text-style-name="P8" draw:layer="layout" svg:width="0.762cm" svg:height="0.631cm" svg:x="2.524cm" svg:y="8.455cm">
            <draw:text-box>
              <text:p><text:span text:style-name="T7">9</text:span></text:p>
            </draw:text-box>
          </draw:frame>
          <draw:line draw:style-name="gr2" draw:text-style-name="P1" draw:layer="layout" svg:x1="7.452cm" svg:y1="10.968cm" svg:x2="9.484cm" svg:y2="10.968cm">
            <text:p/>
          </draw:line>
          <draw:frame draw:style-name="gr13" draw:text-style-name="P3" draw:layer="layout" svg:width="2.946cm" svg:height="0.758cm" svg:x="7.198cm" svg:y="10.357cm">
            <draw:text-box>
              <text:p><text:span text:style-name="T2">N_num[7:0]</text:span></text:p>
            </draw:text-box>
          </draw:frame>
          <draw:custom-shape draw:style-name="gr1" draw:text-style-name="P2" draw:layer="layout" svg:width="2.54cm" svg:height="2.54cm" svg:x="4.81cm" svg:y="4.518cm">
            <text:p text:style-name="P1"><text:span text:style-name="T1">FFs</text:span></text:p>
            <text:p text:style-name="P1"><text:span text:style-name="T1">(sync)</text:span></text:p>
            <draw:enhanced-geometry svg:viewBox="0 0 21600 21600" draw:type="rectangle" draw:enhanced-path="M 0 0 L 21600 0 21600 21600 0 21600 0 0 Z N"/>
          </draw:custom-shape>
        </draw:g>
        <draw:frame draw:style-name="gr27" draw:text-style-name="P16" draw:layer="layout" svg:width="18.828cm" svg:height="9.41cm" svg:x="1.096cm" svg:y="16.368cm">
          <draw:text-box>
            <text:p text:style-name="P15"><text:span text:style-name="T11">6. Limitation &amp; explaination</text:span></text:p>
            <text:p><text:span text:style-name="T12">6.1 Parameter: </text:span></text:p>
            <text:p><text:span text:style-name="T6"><text:s/></text:span><text:span text:style-name="T6">- para[10:0] → 11bits → max : 'h7FF = 'd 2047</text:span></text:p>
            <text:p><text:span text:style-name="T6"><text:s/></text:span><text:span text:style-name="T6">- shift_bits[4:0] : max : 'h1F = 'd 31 (use : 8: 17)</text:span></text:p>
            <text:p><text:span text:style-name="T6"><text:s/></text:span><text:span text:style-name="T6">- Mode[2:0] → 0-&gt;7 (use 6 modes)</text:span></text:p>
            <text:p><text:span text:style-name="T13">6.2 <text:s/>Shift_bits[4:0]</text:span><text:span text:style-name="T6">:</text:span></text:p>
            <text:p><text:span text:style-name="T6"><text:s/></text:span><text:span text:style-name="T6">- Max : para = 11bits / shift_bit = 17</text:span></text:p>
            <text:p><text:span text:style-name="T6"><text:s/></text:span><text:span text:style-name="T6">- Qy[18:0] max = 255x 2047 = 'h7_F701 (20bits but just use-19bits) </text:span></text:p>
            <text:p><text:span text:style-name="T6"><text:s/></text:span></text:p>
            <text:p><text:span text:style-name="T6">- Add/sub block calculate :</text:span></text:p>
            <text:p><text:span text:style-name="T6"><text:s text:c="2"/></text:span><text:span text:style-name="T6">+ Add 1 : <text:s text:c="2"/>in_1[18:0] / in_2[18:0]</text:span></text:p>
            <text:p><text:span text:style-name="T6"><text:s text:c="8"/></text:span><text:span text:style-name="T6">* Max : 255x 2047x2 = 'hF_EE02 <text:s/>(20bit) → add_out_1 [19:0] <text:s/>/ carry = 0 / sign_bit = 0</text:span></text:p>
            <text:p><text:span text:style-name="T6"><text:s text:c="2"/></text:span><text:span text:style-name="T6">+ Add 2 <text:s/>: <text:s text:c="3"/>in_1[19:0] / in_2[18:0]</text:span></text:p>
            <text:p><text:span text:style-name="T6"><text:s text:c="8"/></text:span><text:span text:style-name="T6">* Max <text:s/>255x 2047x3 = 'h17-E503 (21bit) <text:s/>→ add_out_2 [20:0] <text:s/>/ carry = 0 / sign_bit = 0</text:span></text:p>
            <text:p><text:span text:style-name="T6"><text:s text:c="2"/></text:span><text:span text:style-name="T6">+ Sub 1: <text:s text:c="4"/>* in_1[18:0] / in_2[18:0]</text:span></text:p>
            <text:p><text:span text:style-name="T6"><text:s text:c="8"/></text:span><text:span text:style-name="T6">* worst : <text:s/>0 - 255x 2047 = (</text:span><text:span text:style-name="T14">-</text:span><text:span text:style-name="T6">) 'h7_F701 <text:s/>(19bit )→ sub_out_1 [19:0] / carry = 0 / sign_bit = 1</text:span></text:p>
            <text:p><text:span text:style-name="T6"><text:s text:c="2"/></text:span><text:span text:style-name="T6">+ Sub 2: <text:s text:c="4"/>* in_1[19:0] / in_2[18:0]</text:span></text:p>
            <text:p><text:span text:style-name="T6"><text:s text:c="8"/></text:span><text:span text:style-name="T6">* worst : -255x 2047x2 = (</text:span><text:span text:style-name="T14">-</text:span><text:span text:style-name="T6">) 'hF_EE02 <text:s/>(20bitt)→ sub_out_2 [20:0] <text:s/>/ <text:s/>carry = 0 / sign_bit = 1</text:span></text:p>
            <text:p><text:span text:style-name="T6"/></text:p>
          </draw:text-box>
        </draw:frame>
      </draw:page>
      <draw:page draw:name="page5" draw:style-name="dp1" draw:master-page-name="Default">
        <draw:custom-shape draw:style-name="gr1" draw:text-style-name="P2" draw:layer="layout" svg:width="2.667cm" svg:height="2.032cm" svg:x="8.621cm" svg:y="4.684cm">
          <text:p text:style-name="P1"><text:span text:style-name="T1">Multiply (2)</text:span></text:p>
          <text:p text:style-name="P1"><text:span text:style-name="T1">(shift_ad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174cm" svg:y1="7.03cm" svg:x2="4.681cm" svg:y2="7.015cm">
          <text:p/>
        </draw:line>
        <draw:frame draw:style-name="gr3" draw:text-style-name="P3" draw:layer="layout" svg:width="2.54cm" svg:height="0.762cm" svg:x="6.335cm" svg:y="4.176cm">
          <draw:text-box>
            <text:p><text:span text:style-name="T2">N_num[7:0]</text:span></text:p>
          </draw:text-box>
        </draw:frame>
        <draw:line draw:style-name="gr7" draw:text-style-name="P1" draw:layer="layout" svg:x1="6.899cm" svg:y1="4.87cm" svg:x2="8.609cm" svg:y2="4.87cm">
          <text:p/>
        </draw:line>
        <draw:frame draw:style-name="gr3" draw:text-style-name="P3" draw:layer="layout" svg:width="3.112cm" svg:height="0.762cm" svg:x="2.444cm" svg:y="3.646cm">
          <draw:text-box>
            <text:p><text:span text:style-name="T2">Shift_num[4:0]</text:span></text:p>
          </draw:text-box>
        </draw:frame>
        <draw:line draw:style-name="gr8" draw:text-style-name="P1" draw:layer="layout" svg:x1="3.118cm" svg:y1="4.214cm" svg:x2="12.498cm" svg:y2="4.204cm">
          <text:p/>
        </draw:line>
        <draw:frame draw:style-name="gr3" draw:text-style-name="P3" draw:layer="layout" svg:width="2.499cm" svg:height="0.762cm" svg:x="2.758cm" svg:y="6.382cm">
          <draw:text-box>
            <text:p><text:span text:style-name="T2">R_t[21:0]</text:span></text:p>
          </draw:text-box>
        </draw:frame>
        <draw:custom-shape draw:style-name="gr1" draw:text-style-name="P2" draw:layer="layout" svg:width="3.175cm" svg:height="1.905cm" svg:x="12.498cm" svg:y="3.851cm">
          <text:p text:style-name="P1"><text:span text:style-name="T1">Div </text:span></text:p>
          <text:p text:style-name="P1"><text:span text:style-name="T1">(shift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292cm" svg:y1="5.1cm" svg:x2="12.498cm" svg:y2="5.096cm">
          <text:p/>
        </draw:line>
        <draw:frame draw:style-name="gr3" draw:text-style-name="P3" draw:layer="layout" svg:width="2cm" svg:height="0.762cm" svg:x="11.149cm" svg:y="4.384cm">
          <draw:text-box>
            <text:p><text:span text:style-name="T2">Q[29:0]</text:span></text:p>
          </draw:text-box>
        </draw:frame>
        <draw:line draw:style-name="gr2" draw:text-style-name="P1" draw:layer="layout" svg:x1="15.691cm" svg:y1="4.83cm" svg:x2="17.592cm" svg:y2="4.815cm">
          <text:p/>
        </draw:line>
        <draw:frame draw:style-name="gr3" draw:text-style-name="P3" draw:layer="layout" svg:width="1.493cm" svg:height="0.762cm" svg:x="15.493cm" svg:y="4.246cm">
          <draw:text-box>
            <text:p><text:span text:style-name="T2">R[7:0]</text:span></text:p>
          </draw:text-box>
        </draw:frame>
        <draw:custom-shape draw:style-name="gr19" draw:text-style-name="P1" draw:layer="layout" svg:width="12.856cm" svg:height="8.89cm" svg:x="3.922cm" svg:y="3.41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3.112cm" svg:height="1.047cm" svg:x="13.51cm" svg:y="11.415cm">
          <draw:text-box>
            <text:p><text:span text:style-name="T8">Scale Block _temp</text:span></text:p>
          </draw:text-box>
        </draw:frame>
        <draw:custom-shape draw:style-name="gr6" draw:text-style-name="P11" draw:layer="layout" svg:width="1.417cm" svg:height="1.451cm" svg:x="4.671cm" svg:y="6.525cm">
          <text:p text:style-name="P1"><text:span text:style-name="T9">Comple</text:span></text:p>
          <text:p text:style-name="P1"><text:span text:style-name="T9">men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175cm" svg:y1="7.83cm" svg:x2="4.682cm" svg:y2="7.815cm">
          <text:p/>
        </draw:line>
        <draw:frame draw:style-name="gr3" draw:text-style-name="P3" draw:layer="layout" svg:width="2.039cm" svg:height="0.762cm" svg:x="2.144cm" svg:y="7.282cm">
          <draw:text-box>
            <text:p><text:span text:style-name="T2">sign_bit</text:span></text:p>
          </draw:text-box>
        </draw:frame>
        <draw:line draw:style-name="gr2" draw:text-style-name="P1" draw:layer="layout" svg:x1="6.075cm" svg:y1="7cm" svg:x2="6.682cm" svg:y2="7cm">
          <text:p/>
        </draw:line>
        <draw:custom-shape draw:style-name="gr18" draw:text-style-name="P1" draw:layer="layout" svg:width="2.153cm" svg:height="0.726cm" draw:transform="rotate (1.58720242176364) translate (6.706cm 7.429cm)">
          <text:p/>
          <draw:enhanced-geometry svg:viewBox="0 0 21600 21600" draw:glue-points="?f6 10800 10800 21600 ?f5 10800 10800 0" draw:text-areas="?f3 ?f3 ?f4 ?f4" draw:type="trapezoid" draw:modifiers="6379.075672930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8" draw:text-style-name="P1" draw:layer="layout" svg:x1="3.266cm" svg:y1="8.574cm" svg:x2="7.117cm" svg:y2="8.538cm">
          <text:p/>
        </draw:line>
        <draw:frame draw:style-name="gr3" draw:text-style-name="P17" draw:layer="layout" svg:width="3.068cm" svg:height="0.762cm" svg:x="2.007cm" svg:y="8.026cm">
          <draw:text-box>
            <text:p><text:span text:style-name="T9">unsign_o[1:0]</text:span></text:p>
          </draw:text-box>
        </draw:frame>
        <draw:line draw:style-name="gr11" draw:text-style-name="P1" draw:layer="layout" svg:x1="4.176cm" svg:y1="5.659cm" svg:x2="4.176cm" svg:y2="7.056cm">
          <text:p/>
        </draw:line>
        <draw:line draw:style-name="gr10" draw:text-style-name="P1" draw:layer="layout" svg:x1="4.176cm" svg:y1="5.659cm" svg:x2="6.716cm" svg:y2="5.659cm">
          <text:p/>
        </draw:line>
        <draw:line draw:style-name="gr11" draw:text-style-name="P1" draw:layer="layout" svg:x1="7.097cm" svg:y1="9.256cm" svg:x2="7.097cm" svg:y2="7.097cm">
          <text:p/>
        </draw:line>
        <draw:frame draw:style-name="gr3" draw:text-style-name="P3" draw:layer="layout" svg:width="0.721cm" svg:height="0.762cm" svg:x="6.503cm" svg:y="6.675cm">
          <draw:text-box>
            <text:p><text:span text:style-name="T2">1</text:span></text:p>
          </draw:text-box>
        </draw:frame>
        <draw:frame draw:style-name="gr3" draw:text-style-name="P3" draw:layer="layout" svg:width="0.721cm" svg:height="0.762cm" svg:x="6.504cm" svg:y="5.375cm">
          <draw:text-box>
            <text:p><text:span text:style-name="T2">0</text:span></text:p>
          </draw:text-box>
        </draw:frame>
        <draw:line draw:style-name="gr2" draw:text-style-name="P1" draw:layer="layout" svg:x1="7.432cm" svg:y1="6.364cm" svg:x2="8.627cm" svg:y2="6.353cm">
          <text:p/>
        </draw:line>
        <draw:custom-shape draw:style-name="gr18" draw:text-style-name="P1" draw:layer="layout" svg:width="2.153cm" svg:height="0.726cm" draw:transform="rotate (1.58720242176364) translate (6.702cm 10.931cm)">
          <text:p/>
          <draw:enhanced-geometry svg:viewBox="0 0 21600 21600" draw:glue-points="?f6 10800 10800 21600 ?f5 10800 10800 0" draw:text-areas="?f3 ?f3 ?f4 ?f4" draw:type="trapezoid" draw:modifiers="6379.075672930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draw:layer="layout" svg:width="0.721cm" svg:height="0.762cm" svg:x="6.499cm" svg:y="10.077cm">
          <draw:text-box>
            <text:p><text:span text:style-name="T2">1</text:span></text:p>
          </draw:text-box>
        </draw:frame>
        <draw:frame draw:style-name="gr3" draw:text-style-name="P3" draw:layer="layout" svg:width="0.721cm" svg:height="0.762cm" svg:x="6.5cm" svg:y="8.977cm">
          <draw:text-box>
            <text:p><text:span text:style-name="T2">0</text:span></text:p>
          </draw:text-box>
        </draw:frame>
        <draw:line draw:style-name="gr28" draw:text-style-name="P1" draw:layer="layout" svg:x1="4.198cm" svg:y1="9.288cm" svg:x2="6.716cm" svg:y2="9.256cm">
          <text:p/>
        </draw:line>
        <draw:line draw:style-name="gr28" draw:text-style-name="P1" draw:layer="layout" svg:x1="5.588cm" svg:y1="10.357cm" svg:x2="6.718cm" svg:y2="10.357cm">
          <text:p/>
        </draw:line>
        <draw:line draw:style-name="gr20" draw:text-style-name="P1" draw:layer="layout" svg:x1="7.402cm" svg:y1="9.8cm" svg:x2="17.212cm" svg:y2="9.751cm">
          <text:p text:style-name="P1"><text:s/></text:p>
        </draw:line>
        <draw:frame draw:style-name="gr3" draw:text-style-name="P3" draw:layer="layout" svg:width="2.039cm" svg:height="0.762cm" svg:x="15.599cm" svg:y="9.129cm">
          <draw:text-box>
            <text:p><text:span text:style-name="T2">sign_bit</text:span></text:p>
          </draw:text-box>
        </draw:frame>
        <draw:line draw:style-name="gr11" draw:text-style-name="P1" draw:layer="layout" svg:x1="4.176cm" svg:y1="10.399cm" svg:x2="4.198cm" svg:y2="7.812cm">
          <text:p/>
        </draw:line>
        <draw:g>
          <draw:custom-shape draw:style-name="gr23" draw:text-style-name="P1" draw:layer="layout" svg:width="0.81cm" svg:height="0.709cm" draw:transform="rotate (-1.57201805727129) translate (5.267cm 9.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1" draw:layer="layout" svg:width="0.304cm" svg:height="0.304cm" svg:x="5.284cm" svg:y="10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8" draw:text-style-name="P1" draw:layer="layout" svg:x1="4.189cm" svg:y1="10.358cm" svg:x2="4.605cm" svg:y2="10.3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10:03:55.289595241</meta:creation-date>
    <dc:date>2014-05-13T11:16:24.968239501</dc:date>
    <meta:editing-duration>PT17H46M51S</meta:editing-duration>
    <meta:editing-cycles>312</meta:editing-cycles>
    <meta:generator>LibreOffice/4.2.4.2$Linux_X86_64 LibreOffice_project/420m0$Build-2</meta:generator>
    <meta:document-statistic meta:object-count="349"/>
  </office:meta>
</office:document-meta>
</file>